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3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3_nup" table:style-name="ta1">
        <table:shapes>
          <draw:frame draw:z-index="0" draw:style-name="gr1" draw:text-style-name="P1" svg:width="31.84cm" svg:height="17.909cm" svg:x="10.1cm" svg:y="0.1cm">
            <draw:object draw:notify-on-update-of-ranges="l3_nup.A1035:l3_nup.A1222 l3_nup.B1035:l3_nup.B1222 l3_nup.C1035:l3_nup.C12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table:number-columns-repeated="4" office:value-type="string" calcext:value-type="string">
            <text:p>Executar #1</text:p>
          </table:table-cell>
        </table:table-row>
        <table:table-row table:style-name="ro1">
          <table:table-cell office:value-type="string" calcext:value-type="string">
            <text:p>Tempo (s)</text:p>
          </table:table-cell>
          <table:table-cell office:value-type="string" calcext:value-type="string">
            <text:p>Corrente (A)</text:p>
          </table:table-cell>
          <table:table-cell office:value-type="string" calcext:value-type="string">
            <text:p>Tensão (V)</text:p>
          </table:table-cell>
          <table:table-cell office:value-type="string" calcext:value-type="string">
            <text:p>Potência (W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11" calcext:value-type="float">
            <text:p>0.0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13" calcext:value-type="float">
            <text:p>0.0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14" calcext:value-type="float">
            <text:p>0.0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17" calcext:value-type="float">
            <text:p>0.0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18" calcext:value-type="float">
            <text:p>0.0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19" calcext:value-type="float">
            <text:p>0.0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21" calcext:value-type="float">
            <text:p>0.0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22" calcext:value-type="float">
            <text:p>0.0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23" calcext:value-type="float">
            <text:p>0.0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26" calcext:value-type="float">
            <text:p>0.0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27" calcext:value-type="float">
            <text:p>0.0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28" calcext:value-type="float">
            <text:p>0.0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29" calcext:value-type="float">
            <text:p>0.0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33" calcext:value-type="float">
            <text:p>0.0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34" calcext:value-type="float">
            <text:p>0.0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35" calcext:value-type="float">
            <text:p>0.0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36" calcext:value-type="float">
            <text:p>0.0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37" calcext:value-type="float">
            <text:p>0.037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8" calcext:value-type="float">
            <text:p>0.0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39" calcext:value-type="float">
            <text:p>0.0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41" calcext:value-type="float">
            <text:p>0.0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42" calcext:value-type="float">
            <text:p>0.0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43" calcext:value-type="float">
            <text:p>0.0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44" calcext:value-type="float">
            <text:p>0.0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45" calcext:value-type="float">
            <text:p>0.0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46" calcext:value-type="float">
            <text:p>0.0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47" calcext:value-type="float">
            <text:p>0.0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49" calcext:value-type="float">
            <text:p>0.0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51" calcext:value-type="float">
            <text:p>0.0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52" calcext:value-type="float">
            <text:p>0.0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53" calcext:value-type="float">
            <text:p>0.0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54" calcext:value-type="float">
            <text:p>0.0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55" calcext:value-type="float">
            <text:p>0.0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57" calcext:value-type="float">
            <text:p>0.0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58" calcext:value-type="float">
            <text:p>0.0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59" calcext:value-type="float">
            <text:p>0.0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61" calcext:value-type="float">
            <text:p>0.061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2" calcext:value-type="float">
            <text:p>0.0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63" calcext:value-type="float">
            <text:p>0.0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64" calcext:value-type="float">
            <text:p>0.0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65" calcext:value-type="float">
            <text:p>0.06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6" calcext:value-type="float">
            <text:p>0.0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67" calcext:value-type="float">
            <text:p>0.0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68" calcext:value-type="float">
            <text:p>0.0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69" calcext:value-type="float">
            <text:p>0.0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71" calcext:value-type="float">
            <text:p>0.071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73" calcext:value-type="float">
            <text:p>0.0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74" calcext:value-type="float">
            <text:p>0.0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76" calcext:value-type="float">
            <text:p>0.0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77" calcext:value-type="float">
            <text:p>0.0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78" calcext:value-type="float">
            <text:p>0.0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79" calcext:value-type="float">
            <text:p>0.0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81" calcext:value-type="float">
            <text:p>0.0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82" calcext:value-type="float">
            <text:p>0.0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83" calcext:value-type="float">
            <text:p>0.0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84" calcext:value-type="float">
            <text:p>0.0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85" calcext:value-type="float">
            <text:p>0.0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86" calcext:value-type="float">
            <text:p>0.0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87" calcext:value-type="float">
            <text:p>0.0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88" calcext:value-type="float">
            <text:p>0.0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89" calcext:value-type="float">
            <text:p>0.0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91" calcext:value-type="float">
            <text:p>0.0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92" calcext:value-type="float">
            <text:p>0.0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93" calcext:value-type="float">
            <text:p>0.0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94" calcext:value-type="float">
            <text:p>0.0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95" calcext:value-type="float">
            <text:p>0.0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96" calcext:value-type="float">
            <text:p>0.0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97" calcext:value-type="float">
            <text:p>0.0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98" calcext:value-type="float">
            <text:p>0.0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099" calcext:value-type="float">
            <text:p>0.0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1" calcext:value-type="float">
            <text:p>0.1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02" calcext:value-type="float">
            <text:p>0.1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03" calcext:value-type="float">
            <text:p>0.1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04" calcext:value-type="float">
            <text:p>0.10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5" calcext:value-type="float">
            <text:p>0.10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6" calcext:value-type="float">
            <text:p>0.1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07" calcext:value-type="float">
            <text:p>0.107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8" calcext:value-type="float">
            <text:p>0.1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09" calcext:value-type="float">
            <text:p>0.1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11" calcext:value-type="float">
            <text:p>0.111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12" calcext:value-type="float">
            <text:p>0.1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13" calcext:value-type="float">
            <text:p>0.1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14" calcext:value-type="float">
            <text:p>0.1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15" calcext:value-type="float">
            <text:p>0.1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16" calcext:value-type="float">
            <text:p>0.1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17" calcext:value-type="float">
            <text:p>0.1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18" calcext:value-type="float">
            <text:p>0.1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19" calcext:value-type="float">
            <text:p>0.119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21" calcext:value-type="float">
            <text:p>0.121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2" calcext:value-type="float">
            <text:p>0.1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23" calcext:value-type="float">
            <text:p>0.1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24" calcext:value-type="float">
            <text:p>0.12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26" calcext:value-type="float">
            <text:p>0.1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27" calcext:value-type="float">
            <text:p>0.127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8" calcext:value-type="float">
            <text:p>0.1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29" calcext:value-type="float">
            <text:p>0.1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31" calcext:value-type="float">
            <text:p>0.1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32" calcext:value-type="float">
            <text:p>0.1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33" calcext:value-type="float">
            <text:p>0.1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34" calcext:value-type="float">
            <text:p>0.1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35" calcext:value-type="float">
            <text:p>0.1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36" calcext:value-type="float">
            <text:p>0.1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37" calcext:value-type="float">
            <text:p>0.1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38" calcext:value-type="float">
            <text:p>0.1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39" calcext:value-type="float">
            <text:p>0.1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41" calcext:value-type="float">
            <text:p>0.1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42" calcext:value-type="float">
            <text:p>0.1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43" calcext:value-type="float">
            <text:p>0.1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44" calcext:value-type="float">
            <text:p>0.1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45" calcext:value-type="float">
            <text:p>0.1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46" calcext:value-type="float">
            <text:p>0.1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47" calcext:value-type="float">
            <text:p>0.1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48" calcext:value-type="float">
            <text:p>0.1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49" calcext:value-type="float">
            <text:p>0.1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51" calcext:value-type="float">
            <text:p>0.1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52" calcext:value-type="float">
            <text:p>0.1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53" calcext:value-type="float">
            <text:p>0.1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54" calcext:value-type="float">
            <text:p>0.1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55" calcext:value-type="float">
            <text:p>0.1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56" calcext:value-type="float">
            <text:p>0.1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57" calcext:value-type="float">
            <text:p>0.1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58" calcext:value-type="float">
            <text:p>0.1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59" calcext:value-type="float">
            <text:p>0.1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61" calcext:value-type="float">
            <text:p>0.1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62" calcext:value-type="float">
            <text:p>0.1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63" calcext:value-type="float">
            <text:p>0.1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64" calcext:value-type="float">
            <text:p>0.1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65" calcext:value-type="float">
            <text:p>0.1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66" calcext:value-type="float">
            <text:p>0.1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67" calcext:value-type="float">
            <text:p>0.1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68" calcext:value-type="float">
            <text:p>0.1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69" calcext:value-type="float">
            <text:p>0.1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71" calcext:value-type="float">
            <text:p>0.1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72" calcext:value-type="float">
            <text:p>0.1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73" calcext:value-type="float">
            <text:p>0.173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4" calcext:value-type="float">
            <text:p>0.1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76" calcext:value-type="float">
            <text:p>0.1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77" calcext:value-type="float">
            <text:p>0.1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78" calcext:value-type="float">
            <text:p>0.1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79" calcext:value-type="float">
            <text:p>0.1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1" calcext:value-type="float">
            <text:p>0.1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82" calcext:value-type="float">
            <text:p>0.1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83" calcext:value-type="float">
            <text:p>0.1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84" calcext:value-type="float">
            <text:p>0.1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85" calcext:value-type="float">
            <text:p>0.1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86" calcext:value-type="float">
            <text:p>0.1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87" calcext:value-type="float">
            <text:p>0.1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88" calcext:value-type="float">
            <text:p>0.1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89" calcext:value-type="float">
            <text:p>0.1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91" calcext:value-type="float">
            <text:p>0.1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93" calcext:value-type="float">
            <text:p>0.1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94" calcext:value-type="float">
            <text:p>0.1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95" calcext:value-type="float">
            <text:p>0.1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96" calcext:value-type="float">
            <text:p>0.196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7" calcext:value-type="float">
            <text:p>0.1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98" calcext:value-type="float">
            <text:p>0.1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199" calcext:value-type="float">
            <text:p>0.1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01" calcext:value-type="float">
            <text:p>0.2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02" calcext:value-type="float">
            <text:p>0.2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03" calcext:value-type="float">
            <text:p>0.2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04" calcext:value-type="float">
            <text:p>0.2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05" calcext:value-type="float">
            <text:p>0.2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06" calcext:value-type="float">
            <text:p>0.2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07" calcext:value-type="float">
            <text:p>0.2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08" calcext:value-type="float">
            <text:p>0.2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09" calcext:value-type="float">
            <text:p>0.2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11" calcext:value-type="float">
            <text:p>0.211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2" calcext:value-type="float">
            <text:p>0.2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13" calcext:value-type="float">
            <text:p>0.2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14" calcext:value-type="float">
            <text:p>0.2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15" calcext:value-type="float">
            <text:p>0.2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16" calcext:value-type="float">
            <text:p>0.2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17" calcext:value-type="float">
            <text:p>0.2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18" calcext:value-type="float">
            <text:p>0.2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19" calcext:value-type="float">
            <text:p>0.2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21" calcext:value-type="float">
            <text:p>0.2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22" calcext:value-type="float">
            <text:p>0.2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23" calcext:value-type="float">
            <text:p>0.2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24" calcext:value-type="float">
            <text:p>0.2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26" calcext:value-type="float">
            <text:p>0.2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27" calcext:value-type="float">
            <text:p>0.2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28" calcext:value-type="float">
            <text:p>0.2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29" calcext:value-type="float">
            <text:p>0.2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31" calcext:value-type="float">
            <text:p>0.2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32" calcext:value-type="float">
            <text:p>0.2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33" calcext:value-type="float">
            <text:p>0.2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34" calcext:value-type="float">
            <text:p>0.2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35" calcext:value-type="float">
            <text:p>0.2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36" calcext:value-type="float">
            <text:p>0.2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37" calcext:value-type="float">
            <text:p>0.2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38" calcext:value-type="float">
            <text:p>0.2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39" calcext:value-type="float">
            <text:p>0.2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41" calcext:value-type="float">
            <text:p>0.2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42" calcext:value-type="float">
            <text:p>0.2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43" calcext:value-type="float">
            <text:p>0.2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44" calcext:value-type="float">
            <text:p>0.2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45" calcext:value-type="float">
            <text:p>0.2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46" calcext:value-type="float">
            <text:p>0.2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47" calcext:value-type="float">
            <text:p>0.2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48" calcext:value-type="float">
            <text:p>0.2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49" calcext:value-type="float">
            <text:p>0.2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51" calcext:value-type="float">
            <text:p>0.2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52" calcext:value-type="float">
            <text:p>0.2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53" calcext:value-type="float">
            <text:p>0.2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54" calcext:value-type="float">
            <text:p>0.2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55" calcext:value-type="float">
            <text:p>0.2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56" calcext:value-type="float">
            <text:p>0.2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57" calcext:value-type="float">
            <text:p>0.2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58" calcext:value-type="float">
            <text:p>0.2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59" calcext:value-type="float">
            <text:p>0.2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61" calcext:value-type="float">
            <text:p>0.2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62" calcext:value-type="float">
            <text:p>0.2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63" calcext:value-type="float">
            <text:p>0.2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64" calcext:value-type="float">
            <text:p>0.2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65" calcext:value-type="float">
            <text:p>0.2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66" calcext:value-type="float">
            <text:p>0.2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67" calcext:value-type="float">
            <text:p>0.2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68" calcext:value-type="float">
            <text:p>0.2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69" calcext:value-type="float">
            <text:p>0.2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71" calcext:value-type="float">
            <text:p>0.2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72" calcext:value-type="float">
            <text:p>0.2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73" calcext:value-type="float">
            <text:p>0.2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74" calcext:value-type="float">
            <text:p>0.2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76" calcext:value-type="float">
            <text:p>0.2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77" calcext:value-type="float">
            <text:p>0.2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78" calcext:value-type="float">
            <text:p>0.2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79" calcext:value-type="float">
            <text:p>0.2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81" calcext:value-type="float">
            <text:p>0.2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82" calcext:value-type="float">
            <text:p>0.2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83" calcext:value-type="float">
            <text:p>0.2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84" calcext:value-type="float">
            <text:p>0.2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85" calcext:value-type="float">
            <text:p>0.2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86" calcext:value-type="float">
            <text:p>0.2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87" calcext:value-type="float">
            <text:p>0.2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88" calcext:value-type="float">
            <text:p>0.2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89" calcext:value-type="float">
            <text:p>0.2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91" calcext:value-type="float">
            <text:p>0.2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92" calcext:value-type="float">
            <text:p>0.2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93" calcext:value-type="float">
            <text:p>0.2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94" calcext:value-type="float">
            <text:p>0.2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95" calcext:value-type="float">
            <text:p>0.2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96" calcext:value-type="float">
            <text:p>0.2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97" calcext:value-type="float">
            <text:p>0.2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98" calcext:value-type="float">
            <text:p>0.2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299" calcext:value-type="float">
            <text:p>0.2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01" calcext:value-type="float">
            <text:p>0.3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02" calcext:value-type="float">
            <text:p>0.3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03" calcext:value-type="float">
            <text:p>0.3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04" calcext:value-type="float">
            <text:p>0.3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05" calcext:value-type="float">
            <text:p>0.3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06" calcext:value-type="float">
            <text:p>0.3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07" calcext:value-type="float">
            <text:p>0.3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08" calcext:value-type="float">
            <text:p>0.3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09" calcext:value-type="float">
            <text:p>0.3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11" calcext:value-type="float">
            <text:p>0.3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12" calcext:value-type="float">
            <text:p>0.3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13" calcext:value-type="float">
            <text:p>0.3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14" calcext:value-type="float">
            <text:p>0.3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15" calcext:value-type="float">
            <text:p>0.3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16" calcext:value-type="float">
            <text:p>0.3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17" calcext:value-type="float">
            <text:p>0.3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18" calcext:value-type="float">
            <text:p>0.3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19" calcext:value-type="float">
            <text:p>0.3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21" calcext:value-type="float">
            <text:p>0.3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22" calcext:value-type="float">
            <text:p>0.3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23" calcext:value-type="float">
            <text:p>0.3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24" calcext:value-type="float">
            <text:p>0.3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26" calcext:value-type="float">
            <text:p>0.3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27" calcext:value-type="float">
            <text:p>0.3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28" calcext:value-type="float">
            <text:p>0.3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29" calcext:value-type="float">
            <text:p>0.3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31" calcext:value-type="float">
            <text:p>0.3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32" calcext:value-type="float">
            <text:p>0.3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33" calcext:value-type="float">
            <text:p>0.3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34" calcext:value-type="float">
            <text:p>0.3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35" calcext:value-type="float">
            <text:p>0.3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36" calcext:value-type="float">
            <text:p>0.3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37" calcext:value-type="float">
            <text:p>0.3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38" calcext:value-type="float">
            <text:p>0.3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39" calcext:value-type="float">
            <text:p>0.3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41" calcext:value-type="float">
            <text:p>0.3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42" calcext:value-type="float">
            <text:p>0.3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43" calcext:value-type="float">
            <text:p>0.3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44" calcext:value-type="float">
            <text:p>0.3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45" calcext:value-type="float">
            <text:p>0.3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46" calcext:value-type="float">
            <text:p>0.3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47" calcext:value-type="float">
            <text:p>0.3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48" calcext:value-type="float">
            <text:p>0.3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49" calcext:value-type="float">
            <text:p>0.3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51" calcext:value-type="float">
            <text:p>0.3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52" calcext:value-type="float">
            <text:p>0.3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53" calcext:value-type="float">
            <text:p>0.3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54" calcext:value-type="float">
            <text:p>0.3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55" calcext:value-type="float">
            <text:p>0.3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56" calcext:value-type="float">
            <text:p>0.3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57" calcext:value-type="float">
            <text:p>0.3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58" calcext:value-type="float">
            <text:p>0.3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59" calcext:value-type="float">
            <text:p>0.3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61" calcext:value-type="float">
            <text:p>0.3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62" calcext:value-type="float">
            <text:p>0.3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63" calcext:value-type="float">
            <text:p>0.3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64" calcext:value-type="float">
            <text:p>0.3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65" calcext:value-type="float">
            <text:p>0.3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66" calcext:value-type="float">
            <text:p>0.3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67" calcext:value-type="float">
            <text:p>0.3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68" calcext:value-type="float">
            <text:p>0.3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69" calcext:value-type="float">
            <text:p>0.3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71" calcext:value-type="float">
            <text:p>0.3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72" calcext:value-type="float">
            <text:p>0.3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73" calcext:value-type="float">
            <text:p>0.3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74" calcext:value-type="float">
            <text:p>0.3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76" calcext:value-type="float">
            <text:p>0.3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77" calcext:value-type="float">
            <text:p>0.3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78" calcext:value-type="float">
            <text:p>0.3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79" calcext:value-type="float">
            <text:p>0.3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81" calcext:value-type="float">
            <text:p>0.3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82" calcext:value-type="float">
            <text:p>0.3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83" calcext:value-type="float">
            <text:p>0.3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85" calcext:value-type="float">
            <text:p>0.3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86" calcext:value-type="float">
            <text:p>0.3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87" calcext:value-type="float">
            <text:p>0.3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89" calcext:value-type="float">
            <text:p>0.3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91" calcext:value-type="float">
            <text:p>0.3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93" calcext:value-type="float">
            <text:p>0.3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94" calcext:value-type="float">
            <text:p>0.3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95" calcext:value-type="float">
            <text:p>0.3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96" calcext:value-type="float">
            <text:p>0.3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97" calcext:value-type="float">
            <text:p>0.3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98" calcext:value-type="float">
            <text:p>0.3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399" calcext:value-type="float">
            <text:p>0.3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01" calcext:value-type="float">
            <text:p>0.4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02" calcext:value-type="float">
            <text:p>0.4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03" calcext:value-type="float">
            <text:p>0.4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04" calcext:value-type="float">
            <text:p>0.4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05" calcext:value-type="float">
            <text:p>0.4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06" calcext:value-type="float">
            <text:p>0.4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07" calcext:value-type="float">
            <text:p>0.4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08" calcext:value-type="float">
            <text:p>0.4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09" calcext:value-type="float">
            <text:p>0.4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11" calcext:value-type="float">
            <text:p>0.4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12" calcext:value-type="float">
            <text:p>0.4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13" calcext:value-type="float">
            <text:p>0.4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14" calcext:value-type="float">
            <text:p>0.4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16" calcext:value-type="float">
            <text:p>0.4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17" calcext:value-type="float">
            <text:p>0.4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18" calcext:value-type="float">
            <text:p>0.4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19" calcext:value-type="float">
            <text:p>0.4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21" calcext:value-type="float">
            <text:p>0.4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22" calcext:value-type="float">
            <text:p>0.4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23" calcext:value-type="float">
            <text:p>0.4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24" calcext:value-type="float">
            <text:p>0.4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26" calcext:value-type="float">
            <text:p>0.4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27" calcext:value-type="float">
            <text:p>0.4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28" calcext:value-type="float">
            <text:p>0.4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29" calcext:value-type="float">
            <text:p>0.4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31" calcext:value-type="float">
            <text:p>0.4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32" calcext:value-type="float">
            <text:p>0.4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33" calcext:value-type="float">
            <text:p>0.4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34" calcext:value-type="float">
            <text:p>0.4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35" calcext:value-type="float">
            <text:p>0.4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36" calcext:value-type="float">
            <text:p>0.4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37" calcext:value-type="float">
            <text:p>0.4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38" calcext:value-type="float">
            <text:p>0.4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39" calcext:value-type="float">
            <text:p>0.4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41" calcext:value-type="float">
            <text:p>0.4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42" calcext:value-type="float">
            <text:p>0.4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43" calcext:value-type="float">
            <text:p>0.4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44" calcext:value-type="float">
            <text:p>0.4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45" calcext:value-type="float">
            <text:p>0.4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46" calcext:value-type="float">
            <text:p>0.4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47" calcext:value-type="float">
            <text:p>0.4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48" calcext:value-type="float">
            <text:p>0.4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49" calcext:value-type="float">
            <text:p>0.4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51" calcext:value-type="float">
            <text:p>0.4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52" calcext:value-type="float">
            <text:p>0.4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53" calcext:value-type="float">
            <text:p>0.4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54" calcext:value-type="float">
            <text:p>0.4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55" calcext:value-type="float">
            <text:p>0.4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56" calcext:value-type="float">
            <text:p>0.4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57" calcext:value-type="float">
            <text:p>0.4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58" calcext:value-type="float">
            <text:p>0.4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59" calcext:value-type="float">
            <text:p>0.4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61" calcext:value-type="float">
            <text:p>0.4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62" calcext:value-type="float">
            <text:p>0.4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63" calcext:value-type="float">
            <text:p>0.4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64" calcext:value-type="float">
            <text:p>0.4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65" calcext:value-type="float">
            <text:p>0.4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66" calcext:value-type="float">
            <text:p>0.4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67" calcext:value-type="float">
            <text:p>0.4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68" calcext:value-type="float">
            <text:p>0.4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69" calcext:value-type="float">
            <text:p>0.4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71" calcext:value-type="float">
            <text:p>0.4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72" calcext:value-type="float">
            <text:p>0.4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73" calcext:value-type="float">
            <text:p>0.4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74" calcext:value-type="float">
            <text:p>0.4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76" calcext:value-type="float">
            <text:p>0.4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77" calcext:value-type="float">
            <text:p>0.4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78" calcext:value-type="float">
            <text:p>0.4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79" calcext:value-type="float">
            <text:p>0.4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81" calcext:value-type="float">
            <text:p>0.4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82" calcext:value-type="float">
            <text:p>0.4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83" calcext:value-type="float">
            <text:p>0.4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84" calcext:value-type="float">
            <text:p>0.4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85" calcext:value-type="float">
            <text:p>0.4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86" calcext:value-type="float">
            <text:p>0.4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87" calcext:value-type="float">
            <text:p>0.4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88" calcext:value-type="float">
            <text:p>0.4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89" calcext:value-type="float">
            <text:p>0.4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91" calcext:value-type="float">
            <text:p>0.4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92" calcext:value-type="float">
            <text:p>0.4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93" calcext:value-type="float">
            <text:p>0.4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94" calcext:value-type="float">
            <text:p>0.4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95" calcext:value-type="float">
            <text:p>0.4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96" calcext:value-type="float">
            <text:p>0.4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97" calcext:value-type="float">
            <text:p>0.4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98" calcext:value-type="float">
            <text:p>0.4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499" calcext:value-type="float">
            <text:p>0.4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01" calcext:value-type="float">
            <text:p>0.5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02" calcext:value-type="float">
            <text:p>0.5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03" calcext:value-type="float">
            <text:p>0.5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04" calcext:value-type="float">
            <text:p>0.5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05" calcext:value-type="float">
            <text:p>0.5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06" calcext:value-type="float">
            <text:p>0.5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07" calcext:value-type="float">
            <text:p>0.5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08" calcext:value-type="float">
            <text:p>0.5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09" calcext:value-type="float">
            <text:p>0.5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11" calcext:value-type="float">
            <text:p>0.5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12" calcext:value-type="float">
            <text:p>0.5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13" calcext:value-type="float">
            <text:p>0.5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14" calcext:value-type="float">
            <text:p>0.5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15" calcext:value-type="float">
            <text:p>0.5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16" calcext:value-type="float">
            <text:p>0.5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17" calcext:value-type="float">
            <text:p>0.5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18" calcext:value-type="float">
            <text:p>0.5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19" calcext:value-type="float">
            <text:p>0.5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21" calcext:value-type="float">
            <text:p>0.5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22" calcext:value-type="float">
            <text:p>0.5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23" calcext:value-type="float">
            <text:p>0.5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24" calcext:value-type="float">
            <text:p>0.5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26" calcext:value-type="float">
            <text:p>0.5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27" calcext:value-type="float">
            <text:p>0.5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28" calcext:value-type="float">
            <text:p>0.5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29" calcext:value-type="float">
            <text:p>0.5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31" calcext:value-type="float">
            <text:p>0.5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32" calcext:value-type="float">
            <text:p>0.5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33" calcext:value-type="float">
            <text:p>0.5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34" calcext:value-type="float">
            <text:p>0.5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35" calcext:value-type="float">
            <text:p>0.5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36" calcext:value-type="float">
            <text:p>0.5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37" calcext:value-type="float">
            <text:p>0.5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38" calcext:value-type="float">
            <text:p>0.5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39" calcext:value-type="float">
            <text:p>0.5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41" calcext:value-type="float">
            <text:p>0.5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42" calcext:value-type="float">
            <text:p>0.5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43" calcext:value-type="float">
            <text:p>0.5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44" calcext:value-type="float">
            <text:p>0.5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45" calcext:value-type="float">
            <text:p>0.5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46" calcext:value-type="float">
            <text:p>0.5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47" calcext:value-type="float">
            <text:p>0.5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48" calcext:value-type="float">
            <text:p>0.5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49" calcext:value-type="float">
            <text:p>0.5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51" calcext:value-type="float">
            <text:p>0.5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52" calcext:value-type="float">
            <text:p>0.5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53" calcext:value-type="float">
            <text:p>0.5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54" calcext:value-type="float">
            <text:p>0.5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55" calcext:value-type="float">
            <text:p>0.5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56" calcext:value-type="float">
            <text:p>0.5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57" calcext:value-type="float">
            <text:p>0.5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58" calcext:value-type="float">
            <text:p>0.5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59" calcext:value-type="float">
            <text:p>0.5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61" calcext:value-type="float">
            <text:p>0.5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62" calcext:value-type="float">
            <text:p>0.5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63" calcext:value-type="float">
            <text:p>0.5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64" calcext:value-type="float">
            <text:p>0.5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65" calcext:value-type="float">
            <text:p>0.5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66" calcext:value-type="float">
            <text:p>0.5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67" calcext:value-type="float">
            <text:p>0.5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68" calcext:value-type="float">
            <text:p>0.5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69" calcext:value-type="float">
            <text:p>0.5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71" calcext:value-type="float">
            <text:p>0.5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72" calcext:value-type="float">
            <text:p>0.5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73" calcext:value-type="float">
            <text:p>0.5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74" calcext:value-type="float">
            <text:p>0.5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76" calcext:value-type="float">
            <text:p>0.5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77" calcext:value-type="float">
            <text:p>0.5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78" calcext:value-type="float">
            <text:p>0.5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79" calcext:value-type="float">
            <text:p>0.5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81" calcext:value-type="float">
            <text:p>0.5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82" calcext:value-type="float">
            <text:p>0.5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83" calcext:value-type="float">
            <text:p>0.5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84" calcext:value-type="float">
            <text:p>0.5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85" calcext:value-type="float">
            <text:p>0.5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86" calcext:value-type="float">
            <text:p>0.5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87" calcext:value-type="float">
            <text:p>0.5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88" calcext:value-type="float">
            <text:p>0.5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89" calcext:value-type="float">
            <text:p>0.5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91" calcext:value-type="float">
            <text:p>0.5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93" calcext:value-type="float">
            <text:p>0.5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94" calcext:value-type="float">
            <text:p>0.5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97" calcext:value-type="float">
            <text:p>0.5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98" calcext:value-type="float">
            <text:p>0.5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599" calcext:value-type="float">
            <text:p>0.5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01" calcext:value-type="float">
            <text:p>0.6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02" calcext:value-type="float">
            <text:p>0.6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03" calcext:value-type="float">
            <text:p>0.6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04" calcext:value-type="float">
            <text:p>0.6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05" calcext:value-type="float">
            <text:p>0.6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06" calcext:value-type="float">
            <text:p>0.6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07" calcext:value-type="float">
            <text:p>0.6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08" calcext:value-type="float">
            <text:p>0.6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09" calcext:value-type="float">
            <text:p>0.6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11" calcext:value-type="float">
            <text:p>0.6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12" calcext:value-type="float">
            <text:p>0.6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13" calcext:value-type="float">
            <text:p>0.6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14" calcext:value-type="float">
            <text:p>0.6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15" calcext:value-type="float">
            <text:p>0.6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16" calcext:value-type="float">
            <text:p>0.6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17" calcext:value-type="float">
            <text:p>0.6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18" calcext:value-type="float">
            <text:p>0.6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19" calcext:value-type="float">
            <text:p>0.6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21" calcext:value-type="float">
            <text:p>0.6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22" calcext:value-type="float">
            <text:p>0.6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23" calcext:value-type="float">
            <text:p>0.6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24" calcext:value-type="float">
            <text:p>0.6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26" calcext:value-type="float">
            <text:p>0.6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27" calcext:value-type="float">
            <text:p>0.6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28" calcext:value-type="float">
            <text:p>0.6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29" calcext:value-type="float">
            <text:p>0.6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31" calcext:value-type="float">
            <text:p>0.6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32" calcext:value-type="float">
            <text:p>0.6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33" calcext:value-type="float">
            <text:p>0.6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34" calcext:value-type="float">
            <text:p>0.6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35" calcext:value-type="float">
            <text:p>0.6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36" calcext:value-type="float">
            <text:p>0.6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37" calcext:value-type="float">
            <text:p>0.6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38" calcext:value-type="float">
            <text:p>0.6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39" calcext:value-type="float">
            <text:p>0.6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41" calcext:value-type="float">
            <text:p>0.6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42" calcext:value-type="float">
            <text:p>0.6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43" calcext:value-type="float">
            <text:p>0.6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44" calcext:value-type="float">
            <text:p>0.6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45" calcext:value-type="float">
            <text:p>0.6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46" calcext:value-type="float">
            <text:p>0.6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47" calcext:value-type="float">
            <text:p>0.6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48" calcext:value-type="float">
            <text:p>0.6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49" calcext:value-type="float">
            <text:p>0.6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51" calcext:value-type="float">
            <text:p>0.6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52" calcext:value-type="float">
            <text:p>0.6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53" calcext:value-type="float">
            <text:p>0.6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54" calcext:value-type="float">
            <text:p>0.6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55" calcext:value-type="float">
            <text:p>0.6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56" calcext:value-type="float">
            <text:p>0.6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57" calcext:value-type="float">
            <text:p>0.6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58" calcext:value-type="float">
            <text:p>0.6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59" calcext:value-type="float">
            <text:p>0.6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61" calcext:value-type="float">
            <text:p>0.6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62" calcext:value-type="float">
            <text:p>0.6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63" calcext:value-type="float">
            <text:p>0.6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64" calcext:value-type="float">
            <text:p>0.6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65" calcext:value-type="float">
            <text:p>0.6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66" calcext:value-type="float">
            <text:p>0.6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67" calcext:value-type="float">
            <text:p>0.6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68" calcext:value-type="float">
            <text:p>0.6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69" calcext:value-type="float">
            <text:p>0.6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71" calcext:value-type="float">
            <text:p>0.6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72" calcext:value-type="float">
            <text:p>0.6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73" calcext:value-type="float">
            <text:p>0.6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74" calcext:value-type="float">
            <text:p>0.6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76" calcext:value-type="float">
            <text:p>0.6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77" calcext:value-type="float">
            <text:p>0.6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78" calcext:value-type="float">
            <text:p>0.6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79" calcext:value-type="float">
            <text:p>0.6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81" calcext:value-type="float">
            <text:p>0.6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82" calcext:value-type="float">
            <text:p>0.6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83" calcext:value-type="float">
            <text:p>0.6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84" calcext:value-type="float">
            <text:p>0.6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85" calcext:value-type="float">
            <text:p>0.6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86" calcext:value-type="float">
            <text:p>0.6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87" calcext:value-type="float">
            <text:p>0.6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88" calcext:value-type="float">
            <text:p>0.6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89" calcext:value-type="float">
            <text:p>0.6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91" calcext:value-type="float">
            <text:p>0.6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92" calcext:value-type="float">
            <text:p>0.6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93" calcext:value-type="float">
            <text:p>0.6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94" calcext:value-type="float">
            <text:p>0.6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95" calcext:value-type="float">
            <text:p>0.6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96" calcext:value-type="float">
            <text:p>0.6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97" calcext:value-type="float">
            <text:p>0.6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98" calcext:value-type="float">
            <text:p>0.6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699" calcext:value-type="float">
            <text:p>0.6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01" calcext:value-type="float">
            <text:p>0.7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02" calcext:value-type="float">
            <text:p>0.7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03" calcext:value-type="float">
            <text:p>0.7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04" calcext:value-type="float">
            <text:p>0.7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05" calcext:value-type="float">
            <text:p>0.7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06" calcext:value-type="float">
            <text:p>0.7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07" calcext:value-type="float">
            <text:p>0.7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08" calcext:value-type="float">
            <text:p>0.7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09" calcext:value-type="float">
            <text:p>0.7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11" calcext:value-type="float">
            <text:p>0.7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12" calcext:value-type="float">
            <text:p>0.7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13" calcext:value-type="float">
            <text:p>0.7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14" calcext:value-type="float">
            <text:p>0.7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15" calcext:value-type="float">
            <text:p>0.7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16" calcext:value-type="float">
            <text:p>0.7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17" calcext:value-type="float">
            <text:p>0.7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18" calcext:value-type="float">
            <text:p>0.7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19" calcext:value-type="float">
            <text:p>0.7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21" calcext:value-type="float">
            <text:p>0.7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22" calcext:value-type="float">
            <text:p>0.7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23" calcext:value-type="float">
            <text:p>0.7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24" calcext:value-type="float">
            <text:p>0.7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26" calcext:value-type="float">
            <text:p>0.7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27" calcext:value-type="float">
            <text:p>0.7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28" calcext:value-type="float">
            <text:p>0.7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29" calcext:value-type="float">
            <text:p>0.7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31" calcext:value-type="float">
            <text:p>0.7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32" calcext:value-type="float">
            <text:p>0.7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33" calcext:value-type="float">
            <text:p>0.7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34" calcext:value-type="float">
            <text:p>0.7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35" calcext:value-type="float">
            <text:p>0.7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36" calcext:value-type="float">
            <text:p>0.7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37" calcext:value-type="float">
            <text:p>0.7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38" calcext:value-type="float">
            <text:p>0.7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39" calcext:value-type="float">
            <text:p>0.7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41" calcext:value-type="float">
            <text:p>0.7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42" calcext:value-type="float">
            <text:p>0.7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43" calcext:value-type="float">
            <text:p>0.7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44" calcext:value-type="float">
            <text:p>0.7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45" calcext:value-type="float">
            <text:p>0.7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46" calcext:value-type="float">
            <text:p>0.7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47" calcext:value-type="float">
            <text:p>0.7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48" calcext:value-type="float">
            <text:p>0.7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49" calcext:value-type="float">
            <text:p>0.7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51" calcext:value-type="float">
            <text:p>0.7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52" calcext:value-type="float">
            <text:p>0.7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53" calcext:value-type="float">
            <text:p>0.7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54" calcext:value-type="float">
            <text:p>0.7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55" calcext:value-type="float">
            <text:p>0.7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56" calcext:value-type="float">
            <text:p>0.7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57" calcext:value-type="float">
            <text:p>0.7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58" calcext:value-type="float">
            <text:p>0.7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59" calcext:value-type="float">
            <text:p>0.7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61" calcext:value-type="float">
            <text:p>0.7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62" calcext:value-type="float">
            <text:p>0.7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63" calcext:value-type="float">
            <text:p>0.7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64" calcext:value-type="float">
            <text:p>0.7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65" calcext:value-type="float">
            <text:p>0.7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66" calcext:value-type="float">
            <text:p>0.7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67" calcext:value-type="float">
            <text:p>0.7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68" calcext:value-type="float">
            <text:p>0.7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69" calcext:value-type="float">
            <text:p>0.769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71" calcext:value-type="float">
            <text:p>0.7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72" calcext:value-type="float">
            <text:p>0.7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73" calcext:value-type="float">
            <text:p>0.7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74" calcext:value-type="float">
            <text:p>0.7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76" calcext:value-type="float">
            <text:p>0.7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77" calcext:value-type="float">
            <text:p>0.7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78" calcext:value-type="float">
            <text:p>0.7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79" calcext:value-type="float">
            <text:p>0.7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81" calcext:value-type="float">
            <text:p>0.7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82" calcext:value-type="float">
            <text:p>0.7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83" calcext:value-type="float">
            <text:p>0.7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84" calcext:value-type="float">
            <text:p>0.7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85" calcext:value-type="float">
            <text:p>0.7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86" calcext:value-type="float">
            <text:p>0.7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87" calcext:value-type="float">
            <text:p>0.7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88" calcext:value-type="float">
            <text:p>0.7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89" calcext:value-type="float">
            <text:p>0.7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91" calcext:value-type="float">
            <text:p>0.7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92" calcext:value-type="float">
            <text:p>0.7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93" calcext:value-type="float">
            <text:p>0.7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94" calcext:value-type="float">
            <text:p>0.7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95" calcext:value-type="float">
            <text:p>0.7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96" calcext:value-type="float">
            <text:p>0.7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97" calcext:value-type="float">
            <text:p>0.7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98" calcext:value-type="float">
            <text:p>0.7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799" calcext:value-type="float">
            <text:p>0.7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01" calcext:value-type="float">
            <text:p>0.8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02" calcext:value-type="float">
            <text:p>0.8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03" calcext:value-type="float">
            <text:p>0.8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04" calcext:value-type="float">
            <text:p>0.8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05" calcext:value-type="float">
            <text:p>0.8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06" calcext:value-type="float">
            <text:p>0.8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07" calcext:value-type="float">
            <text:p>0.8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08" calcext:value-type="float">
            <text:p>0.8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09" calcext:value-type="float">
            <text:p>0.8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11" calcext:value-type="float">
            <text:p>0.8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12" calcext:value-type="float">
            <text:p>0.8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13" calcext:value-type="float">
            <text:p>0.8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14" calcext:value-type="float">
            <text:p>0.8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15" calcext:value-type="float">
            <text:p>0.8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16" calcext:value-type="float">
            <text:p>0.8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17" calcext:value-type="float">
            <text:p>0.8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18" calcext:value-type="float">
            <text:p>0.8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19" calcext:value-type="float">
            <text:p>0.8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21" calcext:value-type="float">
            <text:p>0.8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22" calcext:value-type="float">
            <text:p>0.8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23" calcext:value-type="float">
            <text:p>0.8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24" calcext:value-type="float">
            <text:p>0.8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26" calcext:value-type="float">
            <text:p>0.8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27" calcext:value-type="float">
            <text:p>0.8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28" calcext:value-type="float">
            <text:p>0.8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29" calcext:value-type="float">
            <text:p>0.8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31" calcext:value-type="float">
            <text:p>0.8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32" calcext:value-type="float">
            <text:p>0.8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33" calcext:value-type="float">
            <text:p>0.8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34" calcext:value-type="float">
            <text:p>0.8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35" calcext:value-type="float">
            <text:p>0.8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36" calcext:value-type="float">
            <text:p>0.8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37" calcext:value-type="float">
            <text:p>0.8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38" calcext:value-type="float">
            <text:p>0.8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39" calcext:value-type="float">
            <text:p>0.8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41" calcext:value-type="float">
            <text:p>0.8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42" calcext:value-type="float">
            <text:p>0.8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43" calcext:value-type="float">
            <text:p>0.8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44" calcext:value-type="float">
            <text:p>0.8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45" calcext:value-type="float">
            <text:p>0.8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46" calcext:value-type="float">
            <text:p>0.8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47" calcext:value-type="float">
            <text:p>0.8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48" calcext:value-type="float">
            <text:p>0.8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49" calcext:value-type="float">
            <text:p>0.8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51" calcext:value-type="float">
            <text:p>0.8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52" calcext:value-type="float">
            <text:p>0.8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53" calcext:value-type="float">
            <text:p>0.8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54" calcext:value-type="float">
            <text:p>0.8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55" calcext:value-type="float">
            <text:p>0.8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56" calcext:value-type="float">
            <text:p>0.8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57" calcext:value-type="float">
            <text:p>0.8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58" calcext:value-type="float">
            <text:p>0.8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59" calcext:value-type="float">
            <text:p>0.8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61" calcext:value-type="float">
            <text:p>0.8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62" calcext:value-type="float">
            <text:p>0.8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63" calcext:value-type="float">
            <text:p>0.8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64" calcext:value-type="float">
            <text:p>0.8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65" calcext:value-type="float">
            <text:p>0.8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66" calcext:value-type="float">
            <text:p>0.8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67" calcext:value-type="float">
            <text:p>0.8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68" calcext:value-type="float">
            <text:p>0.8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69" calcext:value-type="float">
            <text:p>0.8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71" calcext:value-type="float">
            <text:p>0.8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72" calcext:value-type="float">
            <text:p>0.8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73" calcext:value-type="float">
            <text:p>0.8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74" calcext:value-type="float">
            <text:p>0.8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76" calcext:value-type="float">
            <text:p>0.8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77" calcext:value-type="float">
            <text:p>0.8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78" calcext:value-type="float">
            <text:p>0.8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79" calcext:value-type="float">
            <text:p>0.8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81" calcext:value-type="float">
            <text:p>0.8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82" calcext:value-type="float">
            <text:p>0.8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83" calcext:value-type="float">
            <text:p>0.8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84" calcext:value-type="float">
            <text:p>0.8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85" calcext:value-type="float">
            <text:p>0.8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86" calcext:value-type="float">
            <text:p>0.8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87" calcext:value-type="float">
            <text:p>0.8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88" calcext:value-type="float">
            <text:p>0.8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89" calcext:value-type="float">
            <text:p>0.8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91" calcext:value-type="float">
            <text:p>0.8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92" calcext:value-type="float">
            <text:p>0.8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93" calcext:value-type="float">
            <text:p>0.8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94" calcext:value-type="float">
            <text:p>0.8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95" calcext:value-type="float">
            <text:p>0.8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96" calcext:value-type="float">
            <text:p>0.8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97" calcext:value-type="float">
            <text:p>0.8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98" calcext:value-type="float">
            <text:p>0.8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899" calcext:value-type="float">
            <text:p>0.8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01" calcext:value-type="float">
            <text:p>0.9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02" calcext:value-type="float">
            <text:p>0.9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03" calcext:value-type="float">
            <text:p>0.9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04" calcext:value-type="float">
            <text:p>0.9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05" calcext:value-type="float">
            <text:p>0.9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06" calcext:value-type="float">
            <text:p>0.9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07" calcext:value-type="float">
            <text:p>0.9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08" calcext:value-type="float">
            <text:p>0.9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09" calcext:value-type="float">
            <text:p>0.9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11" calcext:value-type="float">
            <text:p>0.9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12" calcext:value-type="float">
            <text:p>0.9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13" calcext:value-type="float">
            <text:p>0.9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14" calcext:value-type="float">
            <text:p>0.9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15" calcext:value-type="float">
            <text:p>0.9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16" calcext:value-type="float">
            <text:p>0.9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17" calcext:value-type="float">
            <text:p>0.9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18" calcext:value-type="float">
            <text:p>0.9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19" calcext:value-type="float">
            <text:p>0.9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21" calcext:value-type="float">
            <text:p>0.9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22" calcext:value-type="float">
            <text:p>0.9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23" calcext:value-type="float">
            <text:p>0.9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24" calcext:value-type="float">
            <text:p>0.9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25" calcext:value-type="float">
            <text:p>0.9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26" calcext:value-type="float">
            <text:p>0.9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27" calcext:value-type="float">
            <text:p>0.9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28" calcext:value-type="float">
            <text:p>0.9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29" calcext:value-type="float">
            <text:p>0.9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31" calcext:value-type="float">
            <text:p>0.9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32" calcext:value-type="float">
            <text:p>0.9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33" calcext:value-type="float">
            <text:p>0.9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34" calcext:value-type="float">
            <text:p>0.934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935" calcext:value-type="float">
            <text:p>0.9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36" calcext:value-type="float">
            <text:p>0.9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37" calcext:value-type="float">
            <text:p>0.9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38" calcext:value-type="float">
            <text:p>0.9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39" calcext:value-type="float">
            <text:p>0.9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41" calcext:value-type="float">
            <text:p>0.9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42" calcext:value-type="float">
            <text:p>0.9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43" calcext:value-type="float">
            <text:p>0.9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44" calcext:value-type="float">
            <text:p>0.9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45" calcext:value-type="float">
            <text:p>0.9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46" calcext:value-type="float">
            <text:p>0.9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47" calcext:value-type="float">
            <text:p>0.9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48" calcext:value-type="float">
            <text:p>0.9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49" calcext:value-type="float">
            <text:p>0.9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51" calcext:value-type="float">
            <text:p>0.9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52" calcext:value-type="float">
            <text:p>0.9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53" calcext:value-type="float">
            <text:p>0.9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54" calcext:value-type="float">
            <text:p>0.9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55" calcext:value-type="float">
            <text:p>0.9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56" calcext:value-type="float">
            <text:p>0.9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57" calcext:value-type="float">
            <text:p>0.9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58" calcext:value-type="float">
            <text:p>0.9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59" calcext:value-type="float">
            <text:p>0.9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61" calcext:value-type="float">
            <text:p>0.9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62" calcext:value-type="float">
            <text:p>0.9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63" calcext:value-type="float">
            <text:p>0.9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64" calcext:value-type="float">
            <text:p>0.9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65" calcext:value-type="float">
            <text:p>0.9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66" calcext:value-type="float">
            <text:p>0.9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67" calcext:value-type="float">
            <text:p>0.9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68" calcext:value-type="float">
            <text:p>0.9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69" calcext:value-type="float">
            <text:p>0.9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71" calcext:value-type="float">
            <text:p>0.9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72" calcext:value-type="float">
            <text:p>0.9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73" calcext:value-type="float">
            <text:p>0.9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974" calcext:value-type="float">
            <text:p>0.9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75" calcext:value-type="float">
            <text:p>0.9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76" calcext:value-type="float">
            <text:p>0.9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977" calcext:value-type="float">
            <text:p>0.9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0.978" calcext:value-type="float">
            <text:p>0.9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979" calcext:value-type="float">
            <text:p>0.9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981" calcext:value-type="float">
            <text:p>0.9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982" calcext:value-type="float">
            <text:p>0.9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983" calcext:value-type="float">
            <text:p>0.9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984" calcext:value-type="float">
            <text:p>0.9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985" calcext:value-type="float">
            <text:p>0.9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986" calcext:value-type="float">
            <text:p>0.9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987" calcext:value-type="float">
            <text:p>0.9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988" calcext:value-type="float">
            <text:p>0.9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989" calcext:value-type="float">
            <text:p>0.9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991" calcext:value-type="float">
            <text:p>0.9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992" calcext:value-type="float">
            <text:p>0.9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993" calcext:value-type="float">
            <text:p>0.9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994" calcext:value-type="float">
            <text:p>0.9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995" calcext:value-type="float">
            <text:p>0.9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0.996" calcext:value-type="float">
            <text:p>0.9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997" calcext:value-type="float">
            <text:p>0.9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998" calcext:value-type="float">
            <text:p>0.9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0.999" calcext:value-type="float">
            <text:p>0.9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001" calcext:value-type="float">
            <text:p>1.0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002" calcext:value-type="float">
            <text:p>1.0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003" calcext:value-type="float">
            <text:p>1.0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004" calcext:value-type="float">
            <text:p>1.0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005" calcext:value-type="float">
            <text:p>1.0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006" calcext:value-type="float">
            <text:p>1.0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007" calcext:value-type="float">
            <text:p>1.0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008" calcext:value-type="float">
            <text:p>1.0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009" calcext:value-type="float">
            <text:p>1.0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011" calcext:value-type="float">
            <text:p>1.0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012" calcext:value-type="float">
            <text:p>1.0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013" calcext:value-type="float">
            <text:p>1.0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014" calcext:value-type="float">
            <text:p>1.0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015" calcext:value-type="float">
            <text:p>1.0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016" calcext:value-type="float">
            <text:p>1.0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1.017" calcext:value-type="float">
            <text:p>1.0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1.018" calcext:value-type="float">
            <text:p>1.0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1.019" calcext:value-type="float">
            <text:p>1.0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1.021" calcext:value-type="float">
            <text:p>1.0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00137" calcext:value-type="float">
            <text:p>0.0000137</text:p>
          </table:table-cell>
        </table:table-row>
        <table:table-row table:style-name="ro1">
          <table:table-cell office:value-type="float" office:value="1.022" calcext:value-type="float">
            <text:p>1.0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00164" calcext:value-type="float">
            <text:p>0.0000164</text:p>
          </table:table-cell>
        </table:table-row>
        <table:table-row table:style-name="ro1">
          <table:table-cell office:value-type="float" office:value="1.023" calcext:value-type="float">
            <text:p>1.0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00164" calcext:value-type="float">
            <text:p>0.0000164</text:p>
          </table:table-cell>
        </table:table-row>
        <table:table-row table:style-name="ro1">
          <table:table-cell office:value-type="float" office:value="1.024" calcext:value-type="float">
            <text:p>1.0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00164" calcext:value-type="float">
            <text:p>0.0000164</text:p>
          </table:table-cell>
        </table:table-row>
        <table:table-row table:style-name="ro1">
          <table:table-cell office:value-type="float" office:value="1.025" calcext:value-type="float">
            <text:p>1.0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00164" calcext:value-type="float">
            <text:p>0.0000164</text:p>
          </table:table-cell>
        </table:table-row>
        <table:table-row table:style-name="ro1">
          <table:table-cell office:value-type="float" office:value="1.026" calcext:value-type="float">
            <text:p>1.0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4" calcext:value-type="float">
            <text:p>-0.04</text:p>
          </table:table-cell>
          <table:table-cell office:value-type="float" office:value="0.0000191" calcext:value-type="float">
            <text:p>0.0000191</text:p>
          </table:table-cell>
        </table:table-row>
        <table:table-row table:style-name="ro1">
          <table:table-cell office:value-type="float" office:value="1.027" calcext:value-type="float">
            <text:p>1.0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4" calcext:value-type="float">
            <text:p>-0.04</text:p>
          </table:table-cell>
          <table:table-cell office:value-type="float" office:value="0.0000191" calcext:value-type="float">
            <text:p>0.0000191</text:p>
          </table:table-cell>
        </table:table-row>
        <table:table-row table:style-name="ro1">
          <table:table-cell office:value-type="float" office:value="1.028" calcext:value-type="float">
            <text:p>1.0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4" calcext:value-type="float">
            <text:p>-0.04</text:p>
          </table:table-cell>
          <table:table-cell office:value-type="float" office:value="0.0000191" calcext:value-type="float">
            <text:p>0.0000191</text:p>
          </table:table-cell>
        </table:table-row>
        <table:table-row table:style-name="ro1">
          <table:table-cell office:value-type="float" office:value="1.029" calcext:value-type="float">
            <text:p>1.0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4" calcext:value-type="float">
            <text:p>-0.04</text:p>
          </table:table-cell>
          <table:table-cell office:value-type="float" office:value="0.0000191" calcext:value-type="float">
            <text:p>0.0000191</text:p>
          </table:table-cell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4" calcext:value-type="float">
            <text:p>-0.04</text:p>
          </table:table-cell>
          <table:table-cell office:value-type="float" office:value="0.0000219" calcext:value-type="float">
            <text:p>0.0000219</text:p>
          </table:table-cell>
        </table:table-row>
        <table:table-row table:style-name="ro1">
          <table:table-cell office:value-type="float" office:value="1.031" calcext:value-type="float">
            <text:p>1.0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4" calcext:value-type="float">
            <text:p>-0.04</text:p>
          </table:table-cell>
          <table:table-cell office:value-type="float" office:value="0.0000219" calcext:value-type="float">
            <text:p>0.0000219</text:p>
          </table:table-cell>
        </table:table-row>
        <table:table-row table:style-name="ro1">
          <table:table-cell office:value-type="float" office:value="1.032" calcext:value-type="float">
            <text:p>1.0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4" calcext:value-type="float">
            <text:p>-0.04</text:p>
          </table:table-cell>
          <table:table-cell office:value-type="float" office:value="0.0000219" calcext:value-type="float">
            <text:p>0.0000219</text:p>
          </table:table-cell>
        </table:table-row>
        <table:table-row table:style-name="ro1">
          <table:table-cell office:value-type="float" office:value="1.033" calcext:value-type="float">
            <text:p>1.0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4" calcext:value-type="float">
            <text:p>-0.04</text:p>
          </table:table-cell>
          <table:table-cell office:value-type="float" office:value="0.0000219" calcext:value-type="float">
            <text:p>0.0000219</text:p>
          </table:table-cell>
        </table:table-row>
        <table:table-row table:style-name="ro1">
          <table:table-cell office:value-type="float" office:value="1.034" calcext:value-type="float">
            <text:p>1.0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5" calcext:value-type="float">
            <text:p>-0.05</text:p>
          </table:table-cell>
          <table:table-cell office:value-type="float" office:value="0.0000246" calcext:value-type="float">
            <text:p>0.0000246</text:p>
          </table:table-cell>
        </table:table-row>
        <table:table-row table:style-name="ro1">
          <table:table-cell office:value-type="float" office:value="1.035" calcext:value-type="float">
            <text:p>1.0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5" calcext:value-type="float">
            <text:p>-0.05</text:p>
          </table:table-cell>
          <table:table-cell office:value-type="float" office:value="0.0000246" calcext:value-type="float">
            <text:p>0.0000246</text:p>
          </table:table-cell>
        </table:table-row>
        <table:table-row table:style-name="ro1">
          <table:table-cell office:value-type="float" office:value="1.036" calcext:value-type="float">
            <text:p>1.0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5" calcext:value-type="float">
            <text:p>-0.05</text:p>
          </table:table-cell>
          <table:table-cell office:value-type="float" office:value="0.0000246" calcext:value-type="float">
            <text:p>0.0000246</text:p>
          </table:table-cell>
        </table:table-row>
        <table:table-row table:style-name="ro1">
          <table:table-cell office:value-type="float" office:value="1.037" calcext:value-type="float">
            <text:p>1.0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5" calcext:value-type="float">
            <text:p>-0.05</text:p>
          </table:table-cell>
          <table:table-cell office:value-type="float" office:value="0.0000274" calcext:value-type="float">
            <text:p>0.0000274</text:p>
          </table:table-cell>
        </table:table-row>
        <table:table-row table:style-name="ro1">
          <table:table-cell office:value-type="float" office:value="1.038" calcext:value-type="float">
            <text:p>1.0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5" calcext:value-type="float">
            <text:p>-0.05</text:p>
          </table:table-cell>
          <table:table-cell office:value-type="float" office:value="0.0000274" calcext:value-type="float">
            <text:p>0.0000274</text:p>
          </table:table-cell>
        </table:table-row>
        <table:table-row table:style-name="ro1">
          <table:table-cell office:value-type="float" office:value="1.039" calcext:value-type="float">
            <text:p>1.0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5" calcext:value-type="float">
            <text:p>-0.05</text:p>
          </table:table-cell>
          <table:table-cell office:value-type="float" office:value="0.0000274" calcext:value-type="float">
            <text:p>0.0000274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6" calcext:value-type="float">
            <text:p>-0.06</text:p>
          </table:table-cell>
          <table:table-cell office:value-type="float" office:value="0.0000301" calcext:value-type="float">
            <text:p>0.0000301</text:p>
          </table:table-cell>
        </table:table-row>
        <table:table-row table:style-name="ro1">
          <table:table-cell office:value-type="float" office:value="1.041" calcext:value-type="float">
            <text:p>1.0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6" calcext:value-type="float">
            <text:p>-0.06</text:p>
          </table:table-cell>
          <table:table-cell office:value-type="float" office:value="0.0000301" calcext:value-type="float">
            <text:p>0.0000301</text:p>
          </table:table-cell>
        </table:table-row>
        <table:table-row table:style-name="ro1">
          <table:table-cell office:value-type="float" office:value="1.042" calcext:value-type="float">
            <text:p>1.0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6" calcext:value-type="float">
            <text:p>-0.06</text:p>
          </table:table-cell>
          <table:table-cell office:value-type="float" office:value="0.0000328" calcext:value-type="float">
            <text:p>0.0000328</text:p>
          </table:table-cell>
        </table:table-row>
        <table:table-row table:style-name="ro1">
          <table:table-cell office:value-type="float" office:value="1.043" calcext:value-type="float">
            <text:p>1.0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6" calcext:value-type="float">
            <text:p>-0.06</text:p>
          </table:table-cell>
          <table:table-cell office:value-type="float" office:value="0.0000328" calcext:value-type="float">
            <text:p>0.0000328</text:p>
          </table:table-cell>
        </table:table-row>
        <table:table-row table:style-name="ro1">
          <table:table-cell office:value-type="float" office:value="1.044" calcext:value-type="float">
            <text:p>1.0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7" calcext:value-type="float">
            <text:p>-0.07</text:p>
          </table:table-cell>
          <table:table-cell office:value-type="float" office:value="0.0000356" calcext:value-type="float">
            <text:p>0.0000356</text:p>
          </table:table-cell>
        </table:table-row>
        <table:table-row table:style-name="ro1">
          <table:table-cell office:value-type="float" office:value="1.045" calcext:value-type="float">
            <text:p>1.0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7" calcext:value-type="float">
            <text:p>-0.07</text:p>
          </table:table-cell>
          <table:table-cell office:value-type="float" office:value="0.0000356" calcext:value-type="float">
            <text:p>0.0000356</text:p>
          </table:table-cell>
        </table:table-row>
        <table:table-row table:style-name="ro1">
          <table:table-cell office:value-type="float" office:value="1.046" calcext:value-type="float">
            <text:p>1.0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7" calcext:value-type="float">
            <text:p>-0.07</text:p>
          </table:table-cell>
          <table:table-cell office:value-type="float" office:value="0.0000383" calcext:value-type="float">
            <text:p>0.0000383</text:p>
          </table:table-cell>
        </table:table-row>
        <table:table-row table:style-name="ro1">
          <table:table-cell office:value-type="float" office:value="1.047" calcext:value-type="float">
            <text:p>1.0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8" calcext:value-type="float">
            <text:p>-0.08</text:p>
          </table:table-cell>
          <table:table-cell office:value-type="float" office:value="0.000041" calcext:value-type="float">
            <text:p>0.000041</text:p>
          </table:table-cell>
        </table:table-row>
        <table:table-row table:style-name="ro1">
          <table:table-cell office:value-type="float" office:value="1.048" calcext:value-type="float">
            <text:p>1.0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8" calcext:value-type="float">
            <text:p>-0.08</text:p>
          </table:table-cell>
          <table:table-cell office:value-type="float" office:value="0.000041" calcext:value-type="float">
            <text:p>0.000041</text:p>
          </table:table-cell>
        </table:table-row>
        <table:table-row table:style-name="ro1">
          <table:table-cell office:value-type="float" office:value="1.049" calcext:value-type="float">
            <text:p>1.0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8" calcext:value-type="float">
            <text:p>-0.08</text:p>
          </table:table-cell>
          <table:table-cell office:value-type="float" office:value="0.0000438" calcext:value-type="float">
            <text:p>0.0000438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9" calcext:value-type="float">
            <text:p>-0.09</text:p>
          </table:table-cell>
          <table:table-cell office:value-type="float" office:value="0.0000465" calcext:value-type="float">
            <text:p>0.0000465</text:p>
          </table:table-cell>
        </table:table-row>
        <table:table-row table:style-name="ro1">
          <table:table-cell office:value-type="float" office:value="1.051" calcext:value-type="float">
            <text:p>1.0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9" calcext:value-type="float">
            <text:p>-0.09</text:p>
          </table:table-cell>
          <table:table-cell office:value-type="float" office:value="0.0000465" calcext:value-type="float">
            <text:p>0.0000465</text:p>
          </table:table-cell>
        </table:table-row>
        <table:table-row table:style-name="ro1">
          <table:table-cell office:value-type="float" office:value="1.052" calcext:value-type="float">
            <text:p>1.0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9" calcext:value-type="float">
            <text:p>-0.09</text:p>
          </table:table-cell>
          <table:table-cell office:value-type="float" office:value="0.0000492" calcext:value-type="float">
            <text:p>0.0000492</text:p>
          </table:table-cell>
        </table:table-row>
        <table:table-row table:style-name="ro1">
          <table:table-cell office:value-type="float" office:value="1.053" calcext:value-type="float">
            <text:p>1.0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" calcext:value-type="float">
            <text:p>-0.1</text:p>
          </table:table-cell>
          <table:table-cell office:value-type="float" office:value="0.000052" calcext:value-type="float">
            <text:p>0.000052</text:p>
          </table:table-cell>
        </table:table-row>
        <table:table-row table:style-name="ro1">
          <table:table-cell office:value-type="float" office:value="1.054" calcext:value-type="float">
            <text:p>1.0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" calcext:value-type="float">
            <text:p>-0.1</text:p>
          </table:table-cell>
          <table:table-cell office:value-type="float" office:value="0.0000547" calcext:value-type="float">
            <text:p>0.0000547</text:p>
          </table:table-cell>
        </table:table-row>
        <table:table-row table:style-name="ro1">
          <table:table-cell office:value-type="float" office:value="1.055" calcext:value-type="float">
            <text:p>1.0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1" calcext:value-type="float">
            <text:p>-0.11</text:p>
          </table:table-cell>
          <table:table-cell office:value-type="float" office:value="0.0000574" calcext:value-type="float">
            <text:p>0.0000574</text:p>
          </table:table-cell>
        </table:table-row>
        <table:table-row table:style-name="ro1">
          <table:table-cell office:value-type="float" office:value="1.056" calcext:value-type="float">
            <text:p>1.0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1" calcext:value-type="float">
            <text:p>-0.11</text:p>
          </table:table-cell>
          <table:table-cell office:value-type="float" office:value="0.0000602" calcext:value-type="float">
            <text:p>0.0000602</text:p>
          </table:table-cell>
        </table:table-row>
        <table:table-row table:style-name="ro1">
          <table:table-cell office:value-type="float" office:value="1.057" calcext:value-type="float">
            <text:p>1.0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2" calcext:value-type="float">
            <text:p>-0.12</text:p>
          </table:table-cell>
          <table:table-cell office:value-type="float" office:value="0.0000629" calcext:value-type="float">
            <text:p>0.0000629</text:p>
          </table:table-cell>
        </table:table-row>
        <table:table-row table:style-name="ro1">
          <table:table-cell office:value-type="float" office:value="1.058" calcext:value-type="float">
            <text:p>1.0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2" calcext:value-type="float">
            <text:p>-0.12</text:p>
          </table:table-cell>
          <table:table-cell office:value-type="float" office:value="0.0000657" calcext:value-type="float">
            <text:p>0.0000657</text:p>
          </table:table-cell>
        </table:table-row>
        <table:table-row table:style-name="ro1">
          <table:table-cell office:value-type="float" office:value="1.059" calcext:value-type="float">
            <text:p>1.0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3" calcext:value-type="float">
            <text:p>-0.13</text:p>
          </table:table-cell>
          <table:table-cell office:value-type="float" office:value="0.0000684" calcext:value-type="float">
            <text:p>0.0000684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3" calcext:value-type="float">
            <text:p>-0.13</text:p>
          </table:table-cell>
          <table:table-cell office:value-type="float" office:value="0.0000711" calcext:value-type="float">
            <text:p>0.0000711</text:p>
          </table:table-cell>
        </table:table-row>
        <table:table-row table:style-name="ro1">
          <table:table-cell office:value-type="float" office:value="1.061" calcext:value-type="float">
            <text:p>1.0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0766" calcext:value-type="float">
            <text:p>0.0000766</text:p>
          </table:table-cell>
        </table:table-row>
        <table:table-row table:style-name="ro1">
          <table:table-cell office:value-type="float" office:value="1.062" calcext:value-type="float">
            <text:p>1.0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5" calcext:value-type="float">
            <text:p>-0.15</text:p>
          </table:table-cell>
          <table:table-cell office:value-type="float" office:value="0.0000793" calcext:value-type="float">
            <text:p>0.0000793</text:p>
          </table:table-cell>
        </table:table-row>
        <table:table-row table:style-name="ro1">
          <table:table-cell office:value-type="float" office:value="1.063" calcext:value-type="float">
            <text:p>1.0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6" calcext:value-type="float">
            <text:p>-0.16</text:p>
          </table:table-cell>
          <table:table-cell office:value-type="float" office:value="0.0000848" calcext:value-type="float">
            <text:p>0.0000848</text:p>
          </table:table-cell>
        </table:table-row>
        <table:table-row table:style-name="ro1">
          <table:table-cell office:value-type="float" office:value="1.064" calcext:value-type="float">
            <text:p>1.0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7" calcext:value-type="float">
            <text:p>-0.17</text:p>
          </table:table-cell>
          <table:table-cell office:value-type="float" office:value="0.0000903" calcext:value-type="float">
            <text:p>0.0000903</text:p>
          </table:table-cell>
        </table:table-row>
        <table:table-row table:style-name="ro1">
          <table:table-cell office:value-type="float" office:value="1.065" calcext:value-type="float">
            <text:p>1.0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7" calcext:value-type="float">
            <text:p>-0.17</text:p>
          </table:table-cell>
          <table:table-cell office:value-type="float" office:value="0.000093" calcext:value-type="float">
            <text:p>0.000093</text:p>
          </table:table-cell>
        </table:table-row>
        <table:table-row table:style-name="ro1">
          <table:table-cell office:value-type="float" office:value="1.066" calcext:value-type="float">
            <text:p>1.0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8" calcext:value-type="float">
            <text:p>-0.18</text:p>
          </table:table-cell>
          <table:table-cell office:value-type="float" office:value="0.0000985" calcext:value-type="float">
            <text:p>0.0000985</text:p>
          </table:table-cell>
        </table:table-row>
        <table:table-row table:style-name="ro1">
          <table:table-cell office:value-type="float" office:value="1.067" calcext:value-type="float">
            <text:p>1.0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9" calcext:value-type="float">
            <text:p>-0.19</text:p>
          </table:table-cell>
          <table:table-cell office:value-type="float" office:value="0.000104" calcext:value-type="float">
            <text:p>0.000104</text:p>
          </table:table-cell>
        </table:table-row>
        <table:table-row table:style-name="ro1">
          <table:table-cell office:value-type="float" office:value="1.068" calcext:value-type="float">
            <text:p>1.0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2" calcext:value-type="float">
            <text:p>-0.2</text:p>
          </table:table-cell>
          <table:table-cell office:value-type="float" office:value="0.000109" calcext:value-type="float">
            <text:p>0.000109</text:p>
          </table:table-cell>
        </table:table-row>
        <table:table-row table:style-name="ro1">
          <table:table-cell office:value-type="float" office:value="1.069" calcext:value-type="float">
            <text:p>1.0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22" calcext:value-type="float">
            <text:p>-0.22</text:p>
          </table:table-cell>
          <table:table-cell office:value-type="float" office:value="0.000118" calcext:value-type="float">
            <text:p>0.000118</text:p>
          </table:table-cell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23" calcext:value-type="float">
            <text:p>-0.23</text:p>
          </table:table-cell>
          <table:table-cell office:value-type="float" office:value="0.000126" calcext:value-type="float">
            <text:p>0.000126</text:p>
          </table:table-cell>
        </table:table-row>
        <table:table-row table:style-name="ro1">
          <table:table-cell office:value-type="float" office:value="1.071" calcext:value-type="float">
            <text:p>1.0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25" calcext:value-type="float">
            <text:p>-0.25</text:p>
          </table:table-cell>
          <table:table-cell office:value-type="float" office:value="0.000134" calcext:value-type="float">
            <text:p>0.000134</text:p>
          </table:table-cell>
        </table:table-row>
        <table:table-row table:style-name="ro1">
          <table:table-cell office:value-type="float" office:value="1.072" calcext:value-type="float">
            <text:p>1.0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27" calcext:value-type="float">
            <text:p>-0.27</text:p>
          </table:table-cell>
          <table:table-cell office:value-type="float" office:value="0.000142" calcext:value-type="float">
            <text:p>0.000142</text:p>
          </table:table-cell>
        </table:table-row>
        <table:table-row table:style-name="ro1">
          <table:table-cell office:value-type="float" office:value="1.073" calcext:value-type="float">
            <text:p>1.0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29" calcext:value-type="float">
            <text:p>-0.29</text:p>
          </table:table-cell>
          <table:table-cell office:value-type="float" office:value="0.000153" calcext:value-type="float">
            <text:p>0.000153</text:p>
          </table:table-cell>
        </table:table-row>
        <table:table-row table:style-name="ro1">
          <table:table-cell office:value-type="float" office:value="1.074" calcext:value-type="float">
            <text:p>1.0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31" calcext:value-type="float">
            <text:p>-0.31</text:p>
          </table:table-cell>
          <table:table-cell office:value-type="float" office:value="0.000164" calcext:value-type="float">
            <text:p>0.000164</text:p>
          </table:table-cell>
        </table:table-row>
        <table:table-row table:style-name="ro1">
          <table:table-cell office:value-type="float" office:value="1.075" calcext:value-type="float">
            <text:p>1.0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33" calcext:value-type="float">
            <text:p>-0.33</text:p>
          </table:table-cell>
          <table:table-cell office:value-type="float" office:value="0.000175" calcext:value-type="float">
            <text:p>0.000175</text:p>
          </table:table-cell>
        </table:table-row>
        <table:table-row table:style-name="ro1">
          <table:table-cell office:value-type="float" office:value="1.076" calcext:value-type="float">
            <text:p>1.0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34" calcext:value-type="float">
            <text:p>-0.34</text:p>
          </table:table-cell>
          <table:table-cell office:value-type="float" office:value="0.000183" calcext:value-type="float">
            <text:p>0.000183</text:p>
          </table:table-cell>
        </table:table-row>
        <table:table-row table:style-name="ro1">
          <table:table-cell office:value-type="float" office:value="1.077" calcext:value-type="float">
            <text:p>1.0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36" calcext:value-type="float">
            <text:p>-0.36</text:p>
          </table:table-cell>
          <table:table-cell office:value-type="float" office:value="0.000194" calcext:value-type="float">
            <text:p>0.000194</text:p>
          </table:table-cell>
        </table:table-row>
        <table:table-row table:style-name="ro1">
          <table:table-cell office:value-type="float" office:value="1.078" calcext:value-type="float">
            <text:p>1.0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39" calcext:value-type="float">
            <text:p>-0.39</text:p>
          </table:table-cell>
          <table:table-cell office:value-type="float" office:value="0.000208" calcext:value-type="float">
            <text:p>0.000208</text:p>
          </table:table-cell>
        </table:table-row>
        <table:table-row table:style-name="ro1">
          <table:table-cell office:value-type="float" office:value="1.079" calcext:value-type="float">
            <text:p>1.0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42" calcext:value-type="float">
            <text:p>-0.42</text:p>
          </table:table-cell>
          <table:table-cell office:value-type="float" office:value="0.000224" calcext:value-type="float">
            <text:p>0.000224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45" calcext:value-type="float">
            <text:p>-0.45</text:p>
          </table:table-cell>
          <table:table-cell office:value-type="float" office:value="0.000241" calcext:value-type="float">
            <text:p>0.000241</text:p>
          </table:table-cell>
        </table:table-row>
        <table:table-row table:style-name="ro1">
          <table:table-cell office:value-type="float" office:value="1.081" calcext:value-type="float">
            <text:p>1.0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49" calcext:value-type="float">
            <text:p>-0.49</text:p>
          </table:table-cell>
          <table:table-cell office:value-type="float" office:value="0.00026" calcext:value-type="float">
            <text:p>0.00026</text:p>
          </table:table-cell>
        </table:table-row>
        <table:table-row table:style-name="ro1">
          <table:table-cell office:value-type="float" office:value="1.082" calcext:value-type="float">
            <text:p>1.0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53" calcext:value-type="float">
            <text:p>-0.53</text:p>
          </table:table-cell>
          <table:table-cell office:value-type="float" office:value="0.000282" calcext:value-type="float">
            <text:p>0.000282</text:p>
          </table:table-cell>
        </table:table-row>
        <table:table-row table:style-name="ro1">
          <table:table-cell office:value-type="float" office:value="1.083" calcext:value-type="float">
            <text:p>1.0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56" calcext:value-type="float">
            <text:p>-0.56</text:p>
          </table:table-cell>
          <table:table-cell office:value-type="float" office:value="0.000301" calcext:value-type="float">
            <text:p>0.000301</text:p>
          </table:table-cell>
        </table:table-row>
        <table:table-row table:style-name="ro1">
          <table:table-cell office:value-type="float" office:value="1.084" calcext:value-type="float">
            <text:p>1.0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61" calcext:value-type="float">
            <text:p>-0.61</text:p>
          </table:table-cell>
          <table:table-cell office:value-type="float" office:value="0.000326" calcext:value-type="float">
            <text:p>0.000326</text:p>
          </table:table-cell>
        </table:table-row>
        <table:table-row table:style-name="ro1">
          <table:table-cell office:value-type="float" office:value="1.085" calcext:value-type="float">
            <text:p>1.0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66" calcext:value-type="float">
            <text:p>-0.66</text:p>
          </table:table-cell>
          <table:table-cell office:value-type="float" office:value="0.000353" calcext:value-type="float">
            <text:p>0.000353</text:p>
          </table:table-cell>
        </table:table-row>
        <table:table-row table:style-name="ro1">
          <table:table-cell office:value-type="float" office:value="1.086" calcext:value-type="float">
            <text:p>1.0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72" calcext:value-type="float">
            <text:p>-0.72</text:p>
          </table:table-cell>
          <table:table-cell office:value-type="float" office:value="0.000383" calcext:value-type="float">
            <text:p>0.000383</text:p>
          </table:table-cell>
        </table:table-row>
        <table:table-row table:style-name="ro1">
          <table:table-cell office:value-type="float" office:value="1.087" calcext:value-type="float">
            <text:p>1.0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78" calcext:value-type="float">
            <text:p>-0.78</text:p>
          </table:table-cell>
          <table:table-cell office:value-type="float" office:value="0.000416" calcext:value-type="float">
            <text:p>0.000416</text:p>
          </table:table-cell>
        </table:table-row>
        <table:table-row table:style-name="ro1">
          <table:table-cell office:value-type="float" office:value="1.088" calcext:value-type="float">
            <text:p>1.0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84" calcext:value-type="float">
            <text:p>-0.84</text:p>
          </table:table-cell>
          <table:table-cell office:value-type="float" office:value="0.000451" calcext:value-type="float">
            <text:p>0.000451</text:p>
          </table:table-cell>
        </table:table-row>
        <table:table-row table:style-name="ro1">
          <table:table-cell office:value-type="float" office:value="1.089" calcext:value-type="float">
            <text:p>1.0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92" calcext:value-type="float">
            <text:p>-0.92</text:p>
          </table:table-cell>
          <table:table-cell office:value-type="float" office:value="0.000492" calcext:value-type="float">
            <text:p>0.000492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1" calcext:value-type="float">
            <text:p>-1</text:p>
          </table:table-cell>
          <table:table-cell office:value-type="float" office:value="0.000536" calcext:value-type="float">
            <text:p>0.000536</text:p>
          </table:table-cell>
        </table:table-row>
        <table:table-row table:style-name="ro1">
          <table:table-cell office:value-type="float" office:value="1.091" calcext:value-type="float">
            <text:p>1.0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1.09" calcext:value-type="float">
            <text:p>-1.09</text:p>
          </table:table-cell>
          <table:table-cell office:value-type="float" office:value="0.000583" calcext:value-type="float">
            <text:p>0.000583</text:p>
          </table:table-cell>
        </table:table-row>
        <table:table-row table:style-name="ro1">
          <table:table-cell office:value-type="float" office:value="1.092" calcext:value-type="float">
            <text:p>1.0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1.19" calcext:value-type="float">
            <text:p>-1.19</text:p>
          </table:table-cell>
          <table:table-cell office:value-type="float" office:value="0.000637" calcext:value-type="float">
            <text:p>0.000637</text:p>
          </table:table-cell>
        </table:table-row>
        <table:table-row table:style-name="ro1">
          <table:table-cell office:value-type="float" office:value="1.093" calcext:value-type="float">
            <text:p>1.0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1.3" calcext:value-type="float">
            <text:p>-1.3</text:p>
          </table:table-cell>
          <table:table-cell office:value-type="float" office:value="0.000698" calcext:value-type="float">
            <text:p>0.000698</text:p>
          </table:table-cell>
        </table:table-row>
        <table:table-row table:style-name="ro1">
          <table:table-cell office:value-type="float" office:value="1.094" calcext:value-type="float">
            <text:p>1.0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1.42" calcext:value-type="float">
            <text:p>-1.42</text:p>
          </table:table-cell>
          <table:table-cell office:value-type="float" office:value="0.000763" calcext:value-type="float">
            <text:p>0.000763</text:p>
          </table:table-cell>
        </table:table-row>
        <table:table-row table:style-name="ro1">
          <table:table-cell office:value-type="float" office:value="1.095" calcext:value-type="float">
            <text:p>1.0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1.56" calcext:value-type="float">
            <text:p>-1.56</text:p>
          </table:table-cell>
          <table:table-cell office:value-type="float" office:value="0.000837" calcext:value-type="float">
            <text:p>0.000837</text:p>
          </table:table-cell>
        </table:table-row>
        <table:table-row table:style-name="ro1">
          <table:table-cell office:value-type="float" office:value="1.096" calcext:value-type="float">
            <text:p>1.0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1.72" calcext:value-type="float">
            <text:p>-1.72</text:p>
          </table:table-cell>
          <table:table-cell office:value-type="float" office:value="0.000922" calcext:value-type="float">
            <text:p>0.000922</text:p>
          </table:table-cell>
        </table:table-row>
        <table:table-row table:style-name="ro1">
          <table:table-cell office:value-type="float" office:value="1.097" calcext:value-type="float">
            <text:p>1.0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1.89" calcext:value-type="float">
            <text:p>-1.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98" calcext:value-type="float">
            <text:p>1.0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2.08" calcext:value-type="float">
            <text:p>-2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99" calcext:value-type="float">
            <text:p>1.0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2.29" calcext:value-type="float">
            <text:p>-2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2.53" calcext:value-type="float">
            <text:p>-2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01" calcext:value-type="float">
            <text:p>1.1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2.78" calcext:value-type="float">
            <text:p>-2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02" calcext:value-type="float">
            <text:p>1.1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3.07" calcext:value-type="float">
            <text:p>-3.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03" calcext:value-type="float">
            <text:p>1.1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3.37" calcext:value-type="float">
            <text:p>-3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04" calcext:value-type="float">
            <text:p>1.1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3.69" calcext:value-type="float">
            <text:p>-3.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05" calcext:value-type="float">
            <text:p>1.1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4.02" calcext:value-type="float">
            <text:p>-4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06" calcext:value-type="float">
            <text:p>1.1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4.39" calcext:value-type="float">
            <text:p>-4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07" calcext:value-type="float">
            <text:p>1.1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4.72" calcext:value-type="float">
            <text:p>-4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08" calcext:value-type="float">
            <text:p>1.1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5.06" calcext:value-type="float">
            <text:p>-5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09" calcext:value-type="float">
            <text:p>1.1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5.37" calcext:value-type="float">
            <text:p>-5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5.64" calcext:value-type="float">
            <text:p>-5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11" calcext:value-type="float">
            <text:p>1.1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5.87" calcext:value-type="float">
            <text:p>-5.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12" calcext:value-type="float">
            <text:p>1.1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6.06" calcext:value-type="float">
            <text:p>-6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13" calcext:value-type="float">
            <text:p>1.1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6.2" calcext:value-type="float">
            <text:p>-6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14" calcext:value-type="float">
            <text:p>1.1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6.27" calcext:value-type="float">
            <text:p>-6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15" calcext:value-type="float">
            <text:p>1.1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6.29" calcext:value-type="float">
            <text:p>-6.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16" calcext:value-type="float">
            <text:p>1.1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6.21" calcext:value-type="float">
            <text:p>-6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17" calcext:value-type="float">
            <text:p>1.1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6.06" calcext:value-type="float">
            <text:p>-6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18" calcext:value-type="float">
            <text:p>1.1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5.85" calcext:value-type="float">
            <text:p>-5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19" calcext:value-type="float">
            <text:p>1.1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5.57" calcext:value-type="float">
            <text:p>-5.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5.21" calcext:value-type="float">
            <text:p>-5.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21" calcext:value-type="float">
            <text:p>1.1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4.78" calcext:value-type="float">
            <text:p>-4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22" calcext:value-type="float">
            <text:p>1.1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4.31" calcext:value-type="float">
            <text:p>-4.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23" calcext:value-type="float">
            <text:p>1.1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3.8" calcext:value-type="float">
            <text:p>-3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24" calcext:value-type="float">
            <text:p>1.1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3.33" calcext:value-type="float">
            <text:p>-3.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25" calcext:value-type="float">
            <text:p>1.1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2.8" calcext:value-type="float">
            <text:p>-2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26" calcext:value-type="float">
            <text:p>1.1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2.27" calcext:value-type="float">
            <text:p>-2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27" calcext:value-type="float">
            <text:p>1.1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1.75" calcext:value-type="float">
            <text:p>-1.75</text:p>
          </table:table-cell>
          <table:table-cell office:value-type="float" office:value="0.000936" calcext:value-type="float">
            <text:p>0.000936</text:p>
          </table:table-cell>
        </table:table-row>
        <table:table-row table:style-name="ro1">
          <table:table-cell office:value-type="float" office:value="1.128" calcext:value-type="float">
            <text:p>1.1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1.22" calcext:value-type="float">
            <text:p>-1.22</text:p>
          </table:table-cell>
          <table:table-cell office:value-type="float" office:value="0.000651" calcext:value-type="float">
            <text:p>0.000651</text:p>
          </table:table-cell>
        </table:table-row>
        <table:table-row table:style-name="ro1">
          <table:table-cell office:value-type="float" office:value="1.129" calcext:value-type="float">
            <text:p>1.1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69" calcext:value-type="float">
            <text:p>-0.69</text:p>
          </table:table-cell>
          <table:table-cell office:value-type="float" office:value="0.000369" calcext:value-type="float">
            <text:p>0.000369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17" calcext:value-type="float">
            <text:p>-0.17</text:p>
          </table:table-cell>
          <table:table-cell office:value-type="float" office:value="0.000093" calcext:value-type="float">
            <text:p>0.000093</text:p>
          </table:table-cell>
        </table:table-row>
        <table:table-row table:style-name="ro1">
          <table:table-cell office:value-type="float" office:value="1.131" calcext:value-type="float">
            <text:p>1.1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34" calcext:value-type="float">
            <text:p>0.34</text:p>
          </table:table-cell>
          <table:table-cell office:value-type="float" office:value="0.000183" calcext:value-type="float">
            <text:p>0.000183</text:p>
          </table:table-cell>
        </table:table-row>
        <table:table-row table:style-name="ro1">
          <table:table-cell office:value-type="float" office:value="1.132" calcext:value-type="float">
            <text:p>1.132</text:p>
          </table:table-cell>
          <table:table-cell office:value-type="float" office:value="0" calcext:value-type="float">
            <text:p>0</text:p>
          </table:table-cell>
          <table:table-cell office:value-type="float" office:value="0.86" calcext:value-type="float">
            <text:p>0.86</text:p>
          </table:table-cell>
          <table:table-cell office:value-type="float" office:value="0.000925" calcext:value-type="float">
            <text:p>0.000925</text:p>
          </table:table-cell>
        </table:table-row>
        <table:table-row table:style-name="ro1">
          <table:table-cell office:value-type="float" office:value="1.133" calcext:value-type="float">
            <text:p>1.1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1.39" calcext:value-type="float">
            <text:p>1.39</text:p>
          </table:table-cell>
          <table:table-cell office:value-type="float" office:value="0.000744" calcext:value-type="float">
            <text:p>0.000744</text:p>
          </table:table-cell>
        </table:table-row>
        <table:table-row table:style-name="ro1">
          <table:table-cell office:value-type="float" office:value="1.134" calcext:value-type="float">
            <text:p>1.134</text:p>
          </table:table-cell>
          <table:table-cell office:value-type="float" office:value="-0.000536" calcext:value-type="float">
            <text:p>-0.000536</text:p>
          </table:table-cell>
          <table:table-cell office:value-type="float" office:value="1.79" calcext:value-type="float">
            <text:p>1.79</text:p>
          </table:table-cell>
          <table:table-cell office:value-type="float" office:value="0.000957" calcext:value-type="float">
            <text:p>0.000957</text:p>
          </table:table-cell>
        </table:table-row>
        <table:table-row table:style-name="ro1">
          <table:table-cell office:value-type="float" office:value="1.135" calcext:value-type="float">
            <text:p>1.135</text:p>
          </table:table-cell>
          <table:table-cell office:value-type="float" office:value="-0.01" calcext:value-type="float">
            <text:p>-0.01</text:p>
          </table:table-cell>
          <table:table-cell office:value-type="float" office:value="1.89" calcext:value-type="float">
            <text:p>1.8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.136" calcext:value-type="float">
            <text:p>1.136</text:p>
          </table:table-cell>
          <table:table-cell office:value-type="float" office:value="-0.01" calcext:value-type="float">
            <text:p>-0.01</text:p>
          </table:table-cell>
          <table:table-cell office:value-type="float" office:value="1.95" calcext:value-type="float">
            <text:p>1.95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.137" calcext:value-type="float">
            <text:p>1.137</text:p>
          </table:table-cell>
          <table:table-cell office:value-type="float" office:value="-0.03" calcext:value-type="float">
            <text:p>-0.03</text:p>
          </table:table-cell>
          <table:table-cell office:value-type="float" office:value="1.99" calcext:value-type="float">
            <text:p>1.9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.138" calcext:value-type="float">
            <text:p>1.138</text:p>
          </table:table-cell>
          <table:table-cell office:value-type="float" office:value="-0.04" calcext:value-type="float">
            <text:p>-0.04</text:p>
          </table:table-cell>
          <table:table-cell office:value-type="float" office:value="2.03" calcext:value-type="float">
            <text:p>2.03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.139" calcext:value-type="float">
            <text:p>1.139</text:p>
          </table:table-cell>
          <table:table-cell office:value-type="float" office:value="-0.05" calcext:value-type="float">
            <text:p>-0.05</text:p>
          </table:table-cell>
          <table:table-cell office:value-type="float" office:value="2.06" calcext:value-type="float">
            <text:p>2.06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-0.06" calcext:value-type="float">
            <text:p>-0.06</text:p>
          </table:table-cell>
          <table:table-cell office:value-type="float" office:value="2.09" calcext:value-type="float">
            <text:p>2.09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1.141" calcext:value-type="float">
            <text:p>1.141</text:p>
          </table:table-cell>
          <table:table-cell office:value-type="float" office:value="-0.07" calcext:value-type="float">
            <text:p>-0.07</text:p>
          </table:table-cell>
          <table:table-cell office:value-type="float" office:value="2.11" calcext:value-type="float">
            <text:p>2.11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.142" calcext:value-type="float">
            <text:p>1.142</text:p>
          </table:table-cell>
          <table:table-cell office:value-type="float" office:value="-0.08" calcext:value-type="float">
            <text:p>-0.08</text:p>
          </table:table-cell>
          <table:table-cell office:value-type="float" office:value="2.14" calcext:value-type="float">
            <text:p>2.14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1.143" calcext:value-type="float">
            <text:p>1.143</text:p>
          </table:table-cell>
          <table:table-cell office:value-type="float" office:value="-0.09" calcext:value-type="float">
            <text:p>-0.09</text:p>
          </table:table-cell>
          <table:table-cell office:value-type="float" office:value="2.16" calcext:value-type="float">
            <text:p>2.1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.144" calcext:value-type="float">
            <text:p>1.144</text:p>
          </table:table-cell>
          <table:table-cell office:value-type="float" office:value="-0.1" calcext:value-type="float">
            <text:p>-0.1</text:p>
          </table:table-cell>
          <table:table-cell office:value-type="float" office:value="2.17" calcext:value-type="float">
            <text:p>2.17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.145" calcext:value-type="float">
            <text:p>1.145</text:p>
          </table:table-cell>
          <table:table-cell office:value-type="float" office:value="-0.1" calcext:value-type="float">
            <text:p>-0.1</text:p>
          </table:table-cell>
          <table:table-cell office:value-type="float" office:value="2.18" calcext:value-type="float">
            <text:p>2.18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.146" calcext:value-type="float">
            <text:p>1.146</text:p>
          </table:table-cell>
          <table:table-cell office:value-type="float" office:value="-0.1" calcext:value-type="float">
            <text:p>-0.1</text:p>
          </table:table-cell>
          <table:table-cell office:value-type="float" office:value="2.18" calcext:value-type="float">
            <text:p>2.18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1.147" calcext:value-type="float">
            <text:p>1.147</text:p>
          </table:table-cell>
          <table:table-cell office:value-type="float" office:value="-0.11" calcext:value-type="float">
            <text:p>-0.11</text:p>
          </table:table-cell>
          <table:table-cell office:value-type="float" office:value="2.18" calcext:value-type="float">
            <text:p>2.18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1.148" calcext:value-type="float">
            <text:p>1.148</text:p>
          </table:table-cell>
          <table:table-cell office:value-type="float" office:value="-0.1" calcext:value-type="float">
            <text:p>-0.1</text:p>
          </table:table-cell>
          <table:table-cell office:value-type="float" office:value="2.18" calcext:value-type="float">
            <text:p>2.18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1.149" calcext:value-type="float">
            <text:p>1.149</text:p>
          </table:table-cell>
          <table:table-cell office:value-type="float" office:value="-0.1" calcext:value-type="float">
            <text:p>-0.1</text:p>
          </table:table-cell>
          <table:table-cell office:value-type="float" office:value="2.17" calcext:value-type="float">
            <text:p>2.17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-0.1" calcext:value-type="float">
            <text:p>-0.1</text:p>
          </table:table-cell>
          <table:table-cell office:value-type="float" office:value="2.16" calcext:value-type="float">
            <text:p>2.16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.151" calcext:value-type="float">
            <text:p>1.151</text:p>
          </table:table-cell>
          <table:table-cell office:value-type="float" office:value="-0.09" calcext:value-type="float">
            <text:p>-0.09</text:p>
          </table:table-cell>
          <table:table-cell office:value-type="float" office:value="2.14" calcext:value-type="float">
            <text:p>2.14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1.152" calcext:value-type="float">
            <text:p>1.152</text:p>
          </table:table-cell>
          <table:table-cell office:value-type="float" office:value="-0.08" calcext:value-type="float">
            <text:p>-0.08</text:p>
          </table:table-cell>
          <table:table-cell office:value-type="float" office:value="2.12" calcext:value-type="float">
            <text:p>2.12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float" office:value="1.153" calcext:value-type="float">
            <text:p>1.153</text:p>
          </table:table-cell>
          <table:table-cell office:value-type="float" office:value="-0.07" calcext:value-type="float">
            <text:p>-0.07</text:p>
          </table:table-cell>
          <table:table-cell office:value-type="float" office:value="2.1" calcext:value-type="float">
            <text:p>2.1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.154" calcext:value-type="float">
            <text:p>1.154</text:p>
          </table:table-cell>
          <table:table-cell office:value-type="float" office:value="-0.06" calcext:value-type="float">
            <text:p>-0.06</text:p>
          </table:table-cell>
          <table:table-cell office:value-type="float" office:value="2.08" calcext:value-type="float">
            <text:p>2.08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1.155" calcext:value-type="float">
            <text:p>1.155</text:p>
          </table:table-cell>
          <table:table-cell office:value-type="float" office:value="-0.05" calcext:value-type="float">
            <text:p>-0.05</text:p>
          </table:table-cell>
          <table:table-cell office:value-type="float" office:value="2.06" calcext:value-type="float">
            <text:p>2.06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1.156" calcext:value-type="float">
            <text:p>1.156</text:p>
          </table:table-cell>
          <table:table-cell office:value-type="float" office:value="-0.04" calcext:value-type="float">
            <text:p>-0.04</text:p>
          </table:table-cell>
          <table:table-cell office:value-type="float" office:value="2.04" calcext:value-type="float">
            <text:p>2.04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1.157" calcext:value-type="float">
            <text:p>1.157</text:p>
          </table:table-cell>
          <table:table-cell office:value-type="float" office:value="-0.04" calcext:value-type="float">
            <text:p>-0.04</text:p>
          </table:table-cell>
          <table:table-cell office:value-type="float" office:value="2.02" calcext:value-type="float">
            <text:p>2.02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1.158" calcext:value-type="float">
            <text:p>1.158</text:p>
          </table:table-cell>
          <table:table-cell office:value-type="float" office:value="-0.03" calcext:value-type="float">
            <text:p>-0.03</text:p>
          </table:table-cell>
          <table:table-cell office:value-type="float" office:value="1.99" calcext:value-type="float">
            <text:p>1.99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.159" calcext:value-type="float">
            <text:p>1.159</text:p>
          </table:table-cell>
          <table:table-cell office:value-type="float" office:value="-0.02" calcext:value-type="float">
            <text:p>-0.02</text:p>
          </table:table-cell>
          <table:table-cell office:value-type="float" office:value="1.96" calcext:value-type="float">
            <text:p>1.96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-0.01" calcext:value-type="float">
            <text:p>-0.01</text:p>
          </table:table-cell>
          <table:table-cell office:value-type="float" office:value="1.94" calcext:value-type="float">
            <text:p>1.94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1.161" calcext:value-type="float">
            <text:p>1.161</text:p>
          </table:table-cell>
          <table:table-cell office:value-type="float" office:value="-0.01" calcext:value-type="float">
            <text:p>-0.01</text:p>
          </table:table-cell>
          <table:table-cell office:value-type="float" office:value="1.9" calcext:value-type="float">
            <text:p>1.9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1.162" calcext:value-type="float">
            <text:p>1.162</text:p>
          </table:table-cell>
          <table:table-cell office:value-type="float" office:value="0" calcext:value-type="float">
            <text:p>0</text:p>
          </table:table-cell>
          <table:table-cell office:value-type="float" office:value="1.86" calcext:value-type="float">
            <text:p>1.86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.163" calcext:value-type="float">
            <text:p>1.163</text:p>
          </table:table-cell>
          <table:table-cell office:value-type="float" office:value="0" calcext:value-type="float">
            <text:p>0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64" calcext:value-type="float">
            <text:p>1.1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1.49" calcext:value-type="float">
            <text:p>1.49</text:p>
          </table:table-cell>
          <table:table-cell office:value-type="float" office:value="0.000799" calcext:value-type="float">
            <text:p>0.000799</text:p>
          </table:table-cell>
        </table:table-row>
        <table:table-row table:style-name="ro1">
          <table:table-cell office:value-type="float" office:value="1.165" calcext:value-type="float">
            <text:p>1.1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1.34" calcext:value-type="float">
            <text:p>1.34</text:p>
          </table:table-cell>
          <table:table-cell office:value-type="float" office:value="0.000717" calcext:value-type="float">
            <text:p>0.000717</text:p>
          </table:table-cell>
        </table:table-row>
        <table:table-row table:style-name="ro1">
          <table:table-cell office:value-type="float" office:value="1.166" calcext:value-type="float">
            <text:p>1.1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1.2" calcext:value-type="float">
            <text:p>1.2</text:p>
          </table:table-cell>
          <table:table-cell office:value-type="float" office:value="0.00064" calcext:value-type="float">
            <text:p>0.00064</text:p>
          </table:table-cell>
        </table:table-row>
        <table:table-row table:style-name="ro1">
          <table:table-cell office:value-type="float" office:value="1.167" calcext:value-type="float">
            <text:p>1.1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1.07" calcext:value-type="float">
            <text:p>1.07</text:p>
          </table:table-cell>
          <table:table-cell office:value-type="float" office:value="0.000574" calcext:value-type="float">
            <text:p>0.000574</text:p>
          </table:table-cell>
        </table:table-row>
        <table:table-row table:style-name="ro1">
          <table:table-cell office:value-type="float" office:value="1.168" calcext:value-type="float">
            <text:p>1.1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96" calcext:value-type="float">
            <text:p>0.96</text:p>
          </table:table-cell>
          <table:table-cell office:value-type="float" office:value="0.000514" calcext:value-type="float">
            <text:p>0.000514</text:p>
          </table:table-cell>
        </table:table-row>
        <table:table-row table:style-name="ro1">
          <table:table-cell office:value-type="float" office:value="1.169" calcext:value-type="float">
            <text:p>1.1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86" calcext:value-type="float">
            <text:p>0.86</text:p>
          </table:table-cell>
          <table:table-cell office:value-type="float" office:value="0.000462" calcext:value-type="float">
            <text:p>0.000462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78" calcext:value-type="float">
            <text:p>0.78</text:p>
          </table:table-cell>
          <table:table-cell office:value-type="float" office:value="0.000419" calcext:value-type="float">
            <text:p>0.000419</text:p>
          </table:table-cell>
        </table:table-row>
        <table:table-row table:style-name="ro1">
          <table:table-cell office:value-type="float" office:value="1.171" calcext:value-type="float">
            <text:p>1.1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7" calcext:value-type="float">
            <text:p>0.7</text:p>
          </table:table-cell>
          <table:table-cell office:value-type="float" office:value="0.000378" calcext:value-type="float">
            <text:p>0.000378</text:p>
          </table:table-cell>
        </table:table-row>
        <table:table-row table:style-name="ro1">
          <table:table-cell office:value-type="float" office:value="1.172" calcext:value-type="float">
            <text:p>1.1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64" calcext:value-type="float">
            <text:p>0.64</text:p>
          </table:table-cell>
          <table:table-cell office:value-type="float" office:value="0.000342" calcext:value-type="float">
            <text:p>0.000342</text:p>
          </table:table-cell>
        </table:table-row>
        <table:table-row table:style-name="ro1">
          <table:table-cell office:value-type="float" office:value="1.173" calcext:value-type="float">
            <text:p>1.1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58" calcext:value-type="float">
            <text:p>0.58</text:p>
          </table:table-cell>
          <table:table-cell office:value-type="float" office:value="0.000309" calcext:value-type="float">
            <text:p>0.000309</text:p>
          </table:table-cell>
        </table:table-row>
        <table:table-row table:style-name="ro1">
          <table:table-cell office:value-type="float" office:value="1.174" calcext:value-type="float">
            <text:p>1.1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53" calcext:value-type="float">
            <text:p>0.53</text:p>
          </table:table-cell>
          <table:table-cell office:value-type="float" office:value="0.000282" calcext:value-type="float">
            <text:p>0.000282</text:p>
          </table:table-cell>
        </table:table-row>
        <table:table-row table:style-name="ro1">
          <table:table-cell office:value-type="float" office:value="1.175" calcext:value-type="float">
            <text:p>1.1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47" calcext:value-type="float">
            <text:p>0.47</text:p>
          </table:table-cell>
          <table:table-cell office:value-type="float" office:value="0.000254" calcext:value-type="float">
            <text:p>0.000254</text:p>
          </table:table-cell>
        </table:table-row>
        <table:table-row table:style-name="ro1">
          <table:table-cell office:value-type="float" office:value="1.176" calcext:value-type="float">
            <text:p>1.1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43" calcext:value-type="float">
            <text:p>0.43</text:p>
          </table:table-cell>
          <table:table-cell office:value-type="float" office:value="0.000233" calcext:value-type="float">
            <text:p>0.000233</text:p>
          </table:table-cell>
        </table:table-row>
        <table:table-row table:style-name="ro1">
          <table:table-cell office:value-type="float" office:value="1.177" calcext:value-type="float">
            <text:p>1.1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39" calcext:value-type="float">
            <text:p>0.39</text:p>
          </table:table-cell>
          <table:table-cell office:value-type="float" office:value="0.000211" calcext:value-type="float">
            <text:p>0.000211</text:p>
          </table:table-cell>
        </table:table-row>
        <table:table-row table:style-name="ro1">
          <table:table-cell office:value-type="float" office:value="1.178" calcext:value-type="float">
            <text:p>1.1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36" calcext:value-type="float">
            <text:p>0.36</text:p>
          </table:table-cell>
          <table:table-cell office:value-type="float" office:value="0.000191" calcext:value-type="float">
            <text:p>0.000191</text:p>
          </table:table-cell>
        </table:table-row>
        <table:table-row table:style-name="ro1">
          <table:table-cell office:value-type="float" office:value="1.179" calcext:value-type="float">
            <text:p>1.1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33" calcext:value-type="float">
            <text:p>0.33</text:p>
          </table:table-cell>
          <table:table-cell office:value-type="float" office:value="0.000175" calcext:value-type="float">
            <text:p>0.000175</text:p>
          </table:table-cell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3" calcext:value-type="float">
            <text:p>0.3</text:p>
          </table:table-cell>
          <table:table-cell office:value-type="float" office:value="0.000161" calcext:value-type="float">
            <text:p>0.000161</text:p>
          </table:table-cell>
        </table:table-row>
        <table:table-row table:style-name="ro1">
          <table:table-cell office:value-type="float" office:value="1.181" calcext:value-type="float">
            <text:p>1.1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27" calcext:value-type="float">
            <text:p>0.27</text:p>
          </table:table-cell>
          <table:table-cell office:value-type="float" office:value="0.000145" calcext:value-type="float">
            <text:p>0.000145</text:p>
          </table:table-cell>
        </table:table-row>
        <table:table-row table:style-name="ro1">
          <table:table-cell office:value-type="float" office:value="1.182" calcext:value-type="float">
            <text:p>1.1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23" calcext:value-type="float">
            <text:p>0.23</text:p>
          </table:table-cell>
          <table:table-cell office:value-type="float" office:value="0.000123" calcext:value-type="float">
            <text:p>0.000123</text:p>
          </table:table-cell>
        </table:table-row>
        <table:table-row table:style-name="ro1">
          <table:table-cell office:value-type="float" office:value="1.183" calcext:value-type="float">
            <text:p>1.1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793" calcext:value-type="float">
            <text:p>0.0000793</text:p>
          </table:table-cell>
        </table:table-row>
        <table:table-row table:style-name="ro1">
          <table:table-cell office:value-type="float" office:value="1.184" calcext:value-type="float">
            <text:p>1.18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85" calcext:value-type="float">
            <text:p>1.1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4" calcext:value-type="float">
            <text:p>-0.04</text:p>
          </table:table-cell>
          <table:table-cell office:value-type="float" office:value="0.0000219" calcext:value-type="float">
            <text:p>0.0000219</text:p>
          </table:table-cell>
        </table:table-row>
        <table:table-row table:style-name="ro1">
          <table:table-cell office:value-type="float" office:value="1.186" calcext:value-type="float">
            <text:p>1.1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7" calcext:value-type="float">
            <text:p>-0.07</text:p>
          </table:table-cell>
          <table:table-cell office:value-type="float" office:value="0.0000383" calcext:value-type="float">
            <text:p>0.0000383</text:p>
          </table:table-cell>
        </table:table-row>
        <table:table-row table:style-name="ro1">
          <table:table-cell office:value-type="float" office:value="1.187" calcext:value-type="float">
            <text:p>1.1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7" calcext:value-type="float">
            <text:p>-0.07</text:p>
          </table:table-cell>
          <table:table-cell office:value-type="float" office:value="0.0000383" calcext:value-type="float">
            <text:p>0.0000383</text:p>
          </table:table-cell>
        </table:table-row>
        <table:table-row table:style-name="ro1">
          <table:table-cell office:value-type="float" office:value="1.188" calcext:value-type="float">
            <text:p>1.1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7" calcext:value-type="float">
            <text:p>-0.07</text:p>
          </table:table-cell>
          <table:table-cell office:value-type="float" office:value="0.0000383" calcext:value-type="float">
            <text:p>0.0000383</text:p>
          </table:table-cell>
        </table:table-row>
        <table:table-row table:style-name="ro1">
          <table:table-cell office:value-type="float" office:value="1.189" calcext:value-type="float">
            <text:p>1.1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6" calcext:value-type="float">
            <text:p>-0.06</text:p>
          </table:table-cell>
          <table:table-cell office:value-type="float" office:value="0.0000328" calcext:value-type="float">
            <text:p>0.0000328</text:p>
          </table:table-cell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5" calcext:value-type="float">
            <text:p>-0.05</text:p>
          </table:table-cell>
          <table:table-cell office:value-type="float" office:value="0.0000246" calcext:value-type="float">
            <text:p>0.0000246</text:p>
          </table:table-cell>
        </table:table-row>
        <table:table-row table:style-name="ro1">
          <table:table-cell office:value-type="float" office:value="1.191" calcext:value-type="float">
            <text:p>1.1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00164" calcext:value-type="float">
            <text:p>0.0000164</text:p>
          </table:table-cell>
        </table:table-row>
        <table:table-row table:style-name="ro1">
          <table:table-cell office:value-type="float" office:value="1.192" calcext:value-type="float">
            <text:p>1.1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00164" calcext:value-type="float">
            <text:p>0.0000164</text:p>
          </table:table-cell>
        </table:table-row>
        <table:table-row table:style-name="ro1">
          <table:table-cell office:value-type="float" office:value="1.193" calcext:value-type="float">
            <text:p>1.1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4" calcext:value-type="float">
            <text:p>-0.04</text:p>
          </table:table-cell>
          <table:table-cell office:value-type="float" office:value="0.0000219" calcext:value-type="float">
            <text:p>0.0000219</text:p>
          </table:table-cell>
        </table:table-row>
        <table:table-row table:style-name="ro1">
          <table:table-cell office:value-type="float" office:value="1.194" calcext:value-type="float">
            <text:p>1.1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00164" calcext:value-type="float">
            <text:p>0.0000164</text:p>
          </table:table-cell>
        </table:table-row>
        <table:table-row table:style-name="ro1">
          <table:table-cell office:value-type="float" office:value="1.195" calcext:value-type="float">
            <text:p>1.1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4" calcext:value-type="float">
            <text:p>-0.04</text:p>
          </table:table-cell>
          <table:table-cell office:value-type="float" office:value="0.0000191" calcext:value-type="float">
            <text:p>0.0000191</text:p>
          </table:table-cell>
        </table:table-row>
        <table:table-row table:style-name="ro1">
          <table:table-cell office:value-type="float" office:value="1.196" calcext:value-type="float">
            <text:p>1.1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5" calcext:value-type="float">
            <text:p>-0.05</text:p>
          </table:table-cell>
          <table:table-cell office:value-type="float" office:value="0.0000246" calcext:value-type="float">
            <text:p>0.0000246</text:p>
          </table:table-cell>
        </table:table-row>
        <table:table-row table:style-name="ro1">
          <table:table-cell office:value-type="float" office:value="1.197" calcext:value-type="float">
            <text:p>1.1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5" calcext:value-type="float">
            <text:p>-0.05</text:p>
          </table:table-cell>
          <table:table-cell office:value-type="float" office:value="0.0000246" calcext:value-type="float">
            <text:p>0.0000246</text:p>
          </table:table-cell>
        </table:table-row>
        <table:table-row table:style-name="ro1">
          <table:table-cell office:value-type="float" office:value="1.198" calcext:value-type="float">
            <text:p>1.1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5" calcext:value-type="float">
            <text:p>-0.05</text:p>
          </table:table-cell>
          <table:table-cell office:value-type="float" office:value="0.0000246" calcext:value-type="float">
            <text:p>0.0000246</text:p>
          </table:table-cell>
        </table:table-row>
        <table:table-row table:style-name="ro1">
          <table:table-cell office:value-type="float" office:value="1.199" calcext:value-type="float">
            <text:p>1.1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5" calcext:value-type="float">
            <text:p>-0.05</text:p>
          </table:table-cell>
          <table:table-cell office:value-type="float" office:value="0.0000246" calcext:value-type="float">
            <text:p>0.0000246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4" calcext:value-type="float">
            <text:p>-0.04</text:p>
          </table:table-cell>
          <table:table-cell office:value-type="float" office:value="0.0000219" calcext:value-type="float">
            <text:p>0.0000219</text:p>
          </table:table-cell>
        </table:table-row>
        <table:table-row table:style-name="ro1">
          <table:table-cell office:value-type="float" office:value="1.201" calcext:value-type="float">
            <text:p>1.2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4" calcext:value-type="float">
            <text:p>-0.04</text:p>
          </table:table-cell>
          <table:table-cell office:value-type="float" office:value="0.0000219" calcext:value-type="float">
            <text:p>0.0000219</text:p>
          </table:table-cell>
        </table:table-row>
        <table:table-row table:style-name="ro1">
          <table:table-cell office:value-type="float" office:value="1.202" calcext:value-type="float">
            <text:p>1.2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4" calcext:value-type="float">
            <text:p>-0.04</text:p>
          </table:table-cell>
          <table:table-cell office:value-type="float" office:value="0.0000219" calcext:value-type="float">
            <text:p>0.0000219</text:p>
          </table:table-cell>
        </table:table-row>
        <table:table-row table:style-name="ro1">
          <table:table-cell office:value-type="float" office:value="1.203" calcext:value-type="float">
            <text:p>1.2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4" calcext:value-type="float">
            <text:p>-0.04</text:p>
          </table:table-cell>
          <table:table-cell office:value-type="float" office:value="0.0000191" calcext:value-type="float">
            <text:p>0.0000191</text:p>
          </table:table-cell>
        </table:table-row>
        <table:table-row table:style-name="ro1">
          <table:table-cell office:value-type="float" office:value="1.204" calcext:value-type="float">
            <text:p>1.2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3" calcext:value-type="float">
            <text:p>-0.03</text:p>
          </table:table-cell>
          <table:table-cell office:value-type="float" office:value="0.0000164" calcext:value-type="float">
            <text:p>0.0000164</text:p>
          </table:table-cell>
        </table:table-row>
        <table:table-row table:style-name="ro1">
          <table:table-cell office:value-type="float" office:value="1.205" calcext:value-type="float">
            <text:p>1.2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109" calcext:value-type="float">
            <text:p>0.0000109</text:p>
          </table:table-cell>
        </table:table-row>
        <table:table-row table:style-name="ro1">
          <table:table-cell office:value-type="float" office:value="1.206" calcext:value-type="float">
            <text:p>1.2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207" calcext:value-type="float">
            <text:p>1.2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08" calcext:value-type="float">
            <text:p>1.2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09" calcext:value-type="float">
            <text:p>1.2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11" calcext:value-type="float">
            <text:p>1.2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12" calcext:value-type="float">
            <text:p>1.2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213" calcext:value-type="float">
            <text:p>1.2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214" calcext:value-type="float">
            <text:p>1.2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215" calcext:value-type="float">
            <text:p>1.2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216" calcext:value-type="float">
            <text:p>1.2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217" calcext:value-type="float">
            <text:p>1.2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218" calcext:value-type="float">
            <text:p>1.2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19" calcext:value-type="float">
            <text:p>1.2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21" calcext:value-type="float">
            <text:p>1.2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22" calcext:value-type="float">
            <text:p>1.2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23" calcext:value-type="float">
            <text:p>1.2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24" calcext:value-type="float">
            <text:p>1.22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26" calcext:value-type="float">
            <text:p>1.2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227" calcext:value-type="float">
            <text:p>1.2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228" calcext:value-type="float">
            <text:p>1.2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229" calcext:value-type="float">
            <text:p>1.2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231" calcext:value-type="float">
            <text:p>1.2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232" calcext:value-type="float">
            <text:p>1.2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233" calcext:value-type="float">
            <text:p>1.2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234" calcext:value-type="float">
            <text:p>1.2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2" calcext:value-type="float">
            <text:p>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235" calcext:value-type="float">
            <text:p>1.2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36" calcext:value-type="float">
            <text:p>1.236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37" calcext:value-type="float">
            <text:p>1.2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38" calcext:value-type="float">
            <text:p>1.238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39" calcext:value-type="float">
            <text:p>1.239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41" calcext:value-type="float">
            <text:p>1.2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42" calcext:value-type="float">
            <text:p>1.242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43" calcext:value-type="float">
            <text:p>1.2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44" calcext:value-type="float">
            <text:p>1.2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45" calcext:value-type="float">
            <text:p>1.2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46" calcext:value-type="float">
            <text:p>1.246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47" calcext:value-type="float">
            <text:p>1.247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48" calcext:value-type="float">
            <text:p>1.248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49" calcext:value-type="float">
            <text:p>1.2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51" calcext:value-type="float">
            <text:p>1.2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52" calcext:value-type="float">
            <text:p>1.2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53" calcext:value-type="float">
            <text:p>1.2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254" calcext:value-type="float">
            <text:p>1.2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255" calcext:value-type="float">
            <text:p>1.2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256" calcext:value-type="float">
            <text:p>1.2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257" calcext:value-type="float">
            <text:p>1.2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258" calcext:value-type="float">
            <text:p>1.2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259" calcext:value-type="float">
            <text:p>1.2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261" calcext:value-type="float">
            <text:p>1.2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262" calcext:value-type="float">
            <text:p>1.2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263" calcext:value-type="float">
            <text:p>1.2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264" calcext:value-type="float">
            <text:p>1.2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265" calcext:value-type="float">
            <text:p>1.2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266" calcext:value-type="float">
            <text:p>1.2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267" calcext:value-type="float">
            <text:p>1.2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268" calcext:value-type="float">
            <text:p>1.2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269" calcext:value-type="float">
            <text:p>1.2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271" calcext:value-type="float">
            <text:p>1.2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272" calcext:value-type="float">
            <text:p>1.2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273" calcext:value-type="float">
            <text:p>1.2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274" calcext:value-type="float">
            <text:p>1.2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275" calcext:value-type="float">
            <text:p>1.2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276" calcext:value-type="float">
            <text:p>1.2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277" calcext:value-type="float">
            <text:p>1.2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278" calcext:value-type="float">
            <text:p>1.2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2" calcext:value-type="float">
            <text:p>-0.02</text:p>
          </table:table-cell>
          <table:table-cell office:value-type="float" office:value="0.00000821" calcext:value-type="float">
            <text:p>0.00000821</text:p>
          </table:table-cell>
        </table:table-row>
        <table:table-row table:style-name="ro1">
          <table:table-cell office:value-type="float" office:value="1.279" calcext:value-type="float">
            <text:p>1.2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281" calcext:value-type="float">
            <text:p>1.2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282" calcext:value-type="float">
            <text:p>1.2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283" calcext:value-type="float">
            <text:p>1.2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284" calcext:value-type="float">
            <text:p>1.2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285" calcext:value-type="float">
            <text:p>1.2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286" calcext:value-type="float">
            <text:p>1.2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287" calcext:value-type="float">
            <text:p>1.2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288" calcext:value-type="float">
            <text:p>1.2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289" calcext:value-type="float">
            <text:p>1.2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91" calcext:value-type="float">
            <text:p>1.2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92" calcext:value-type="float">
            <text:p>1.2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93" calcext:value-type="float">
            <text:p>1.2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94" calcext:value-type="float">
            <text:p>1.2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95" calcext:value-type="float">
            <text:p>1.2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96" calcext:value-type="float">
            <text:p>1.2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97" calcext:value-type="float">
            <text:p>1.2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98" calcext:value-type="float">
            <text:p>1.2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299" calcext:value-type="float">
            <text:p>1.2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01" calcext:value-type="float">
            <text:p>1.3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302" calcext:value-type="float">
            <text:p>1.302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03" calcext:value-type="float">
            <text:p>1.3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304" calcext:value-type="float">
            <text:p>1.3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05" calcext:value-type="float">
            <text:p>1.3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306" calcext:value-type="float">
            <text:p>1.3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07" calcext:value-type="float">
            <text:p>1.3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308" calcext:value-type="float">
            <text:p>1.3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309" calcext:value-type="float">
            <text:p>1.3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311" calcext:value-type="float">
            <text:p>1.3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312" calcext:value-type="float">
            <text:p>1.3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313" calcext:value-type="float">
            <text:p>1.3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314" calcext:value-type="float">
            <text:p>1.3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315" calcext:value-type="float">
            <text:p>1.3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316" calcext:value-type="float">
            <text:p>1.3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317" calcext:value-type="float">
            <text:p>1.3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18" calcext:value-type="float">
            <text:p>1.3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319" calcext:value-type="float">
            <text:p>1.3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21" calcext:value-type="float">
            <text:p>1.3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22" calcext:value-type="float">
            <text:p>1.3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23" calcext:value-type="float">
            <text:p>1.3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24" calcext:value-type="float">
            <text:p>1.3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25" calcext:value-type="float">
            <text:p>1.3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26" calcext:value-type="float">
            <text:p>1.3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27" calcext:value-type="float">
            <text:p>1.3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28" calcext:value-type="float">
            <text:p>1.3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29" calcext:value-type="float">
            <text:p>1.3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31" calcext:value-type="float">
            <text:p>1.3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32" calcext:value-type="float">
            <text:p>1.3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33" calcext:value-type="float">
            <text:p>1.3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34" calcext:value-type="float">
            <text:p>1.3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35" calcext:value-type="float">
            <text:p>1.3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36" calcext:value-type="float">
            <text:p>1.3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37" calcext:value-type="float">
            <text:p>1.3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38" calcext:value-type="float">
            <text:p>1.3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39" calcext:value-type="float">
            <text:p>1.3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41" calcext:value-type="float">
            <text:p>1.3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42" calcext:value-type="float">
            <text:p>1.3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343" calcext:value-type="float">
            <text:p>1.3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44" calcext:value-type="float">
            <text:p>1.3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45" calcext:value-type="float">
            <text:p>1.3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46" calcext:value-type="float">
            <text:p>1.3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47" calcext:value-type="float">
            <text:p>1.3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48" calcext:value-type="float">
            <text:p>1.3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49" calcext:value-type="float">
            <text:p>1.3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51" calcext:value-type="float">
            <text:p>1.3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52" calcext:value-type="float">
            <text:p>1.3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53" calcext:value-type="float">
            <text:p>1.3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54" calcext:value-type="float">
            <text:p>1.3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55" calcext:value-type="float">
            <text:p>1.3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56" calcext:value-type="float">
            <text:p>1.3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57" calcext:value-type="float">
            <text:p>1.3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58" calcext:value-type="float">
            <text:p>1.3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59" calcext:value-type="float">
            <text:p>1.3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61" calcext:value-type="float">
            <text:p>1.3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62" calcext:value-type="float">
            <text:p>1.3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63" calcext:value-type="float">
            <text:p>1.3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64" calcext:value-type="float">
            <text:p>1.3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65" calcext:value-type="float">
            <text:p>1.3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66" calcext:value-type="float">
            <text:p>1.3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67" calcext:value-type="float">
            <text:p>1.3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68" calcext:value-type="float">
            <text:p>1.3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69" calcext:value-type="float">
            <text:p>1.3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71" calcext:value-type="float">
            <text:p>1.3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72" calcext:value-type="float">
            <text:p>1.3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73" calcext:value-type="float">
            <text:p>1.3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74" calcext:value-type="float">
            <text:p>1.3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75" calcext:value-type="float">
            <text:p>1.3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76" calcext:value-type="float">
            <text:p>1.3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77" calcext:value-type="float">
            <text:p>1.3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78" calcext:value-type="float">
            <text:p>1.3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79" calcext:value-type="float">
            <text:p>1.3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81" calcext:value-type="float">
            <text:p>1.3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82" calcext:value-type="float">
            <text:p>1.3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83" calcext:value-type="float">
            <text:p>1.3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84" calcext:value-type="float">
            <text:p>1.3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85" calcext:value-type="float">
            <text:p>1.3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86" calcext:value-type="float">
            <text:p>1.3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87" calcext:value-type="float">
            <text:p>1.3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88" calcext:value-type="float">
            <text:p>1.3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89" calcext:value-type="float">
            <text:p>1.3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91" calcext:value-type="float">
            <text:p>1.3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92" calcext:value-type="float">
            <text:p>1.3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93" calcext:value-type="float">
            <text:p>1.3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94" calcext:value-type="float">
            <text:p>1.3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95" calcext:value-type="float">
            <text:p>1.39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96" calcext:value-type="float">
            <text:p>1.3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97" calcext:value-type="float">
            <text:p>1.3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98" calcext:value-type="float">
            <text:p>1.3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399" calcext:value-type="float">
            <text:p>1.3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01" calcext:value-type="float">
            <text:p>1.4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02" calcext:value-type="float">
            <text:p>1.4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03" calcext:value-type="float">
            <text:p>1.4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04" calcext:value-type="float">
            <text:p>1.4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05" calcext:value-type="float">
            <text:p>1.4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06" calcext:value-type="float">
            <text:p>1.4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07" calcext:value-type="float">
            <text:p>1.4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08" calcext:value-type="float">
            <text:p>1.4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09" calcext:value-type="float">
            <text:p>1.4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11" calcext:value-type="float">
            <text:p>1.4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12" calcext:value-type="float">
            <text:p>1.4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13" calcext:value-type="float">
            <text:p>1.413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14" calcext:value-type="float">
            <text:p>1.4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15" calcext:value-type="float">
            <text:p>1.4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16" calcext:value-type="float">
            <text:p>1.4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17" calcext:value-type="float">
            <text:p>1.4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18" calcext:value-type="float">
            <text:p>1.4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19" calcext:value-type="float">
            <text:p>1.4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21" calcext:value-type="float">
            <text:p>1.4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22" calcext:value-type="float">
            <text:p>1.4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23" calcext:value-type="float">
            <text:p>1.4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24" calcext:value-type="float">
            <text:p>1.4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25" calcext:value-type="float">
            <text:p>1.4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26" calcext:value-type="float">
            <text:p>1.4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27" calcext:value-type="float">
            <text:p>1.4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28" calcext:value-type="float">
            <text:p>1.4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29" calcext:value-type="float">
            <text:p>1.4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31" calcext:value-type="float">
            <text:p>1.4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32" calcext:value-type="float">
            <text:p>1.432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33" calcext:value-type="float">
            <text:p>1.4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34" calcext:value-type="float">
            <text:p>1.4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35" calcext:value-type="float">
            <text:p>1.4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36" calcext:value-type="float">
            <text:p>1.4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37" calcext:value-type="float">
            <text:p>1.4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38" calcext:value-type="float">
            <text:p>1.4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39" calcext:value-type="float">
            <text:p>1.4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41" calcext:value-type="float">
            <text:p>1.4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42" calcext:value-type="float">
            <text:p>1.4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43" calcext:value-type="float">
            <text:p>1.443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44" calcext:value-type="float">
            <text:p>1.44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45" calcext:value-type="float">
            <text:p>1.44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46" calcext:value-type="float">
            <text:p>1.446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47" calcext:value-type="float">
            <text:p>1.4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448" calcext:value-type="float">
            <text:p>1.448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49" calcext:value-type="float">
            <text:p>1.449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51" calcext:value-type="float">
            <text:p>1.451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52" calcext:value-type="float">
            <text:p>1.452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53" calcext:value-type="float">
            <text:p>1.453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54" calcext:value-type="float">
            <text:p>1.45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55" calcext:value-type="float">
            <text:p>1.45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56" calcext:value-type="float">
            <text:p>1.456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57" calcext:value-type="float">
            <text:p>1.457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58" calcext:value-type="float">
            <text:p>1.458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59" calcext:value-type="float">
            <text:p>1.459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1" calcext:value-type="float">
            <text:p>1.461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2" calcext:value-type="float">
            <text:p>1.462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3" calcext:value-type="float">
            <text:p>1.463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4" calcext:value-type="float">
            <text:p>1.46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5" calcext:value-type="float">
            <text:p>1.46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6" calcext:value-type="float">
            <text:p>1.466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7" calcext:value-type="float">
            <text:p>1.467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8" calcext:value-type="float">
            <text:p>1.468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9" calcext:value-type="float">
            <text:p>1.469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71" calcext:value-type="float">
            <text:p>1.471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72" calcext:value-type="float">
            <text:p>1.472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73" calcext:value-type="float">
            <text:p>1.473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74" calcext:value-type="float">
            <text:p>1.47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75" calcext:value-type="float">
            <text:p>1.47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76" calcext:value-type="float">
            <text:p>1.476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77" calcext:value-type="float">
            <text:p>1.477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78" calcext:value-type="float">
            <text:p>1.478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79" calcext:value-type="float">
            <text:p>1.479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81" calcext:value-type="float">
            <text:p>1.481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82" calcext:value-type="float">
            <text:p>1.482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83" calcext:value-type="float">
            <text:p>1.483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84" calcext:value-type="float">
            <text:p>1.48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85" calcext:value-type="float">
            <text:p>1.48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86" calcext:value-type="float">
            <text:p>1.486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87" calcext:value-type="float">
            <text:p>1.487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88" calcext:value-type="float">
            <text:p>1.488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89" calcext:value-type="float">
            <text:p>1.489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9" calcext:value-type="float">
            <text:p>1.49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91" calcext:value-type="float">
            <text:p>1.491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92" calcext:value-type="float">
            <text:p>1.492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93" calcext:value-type="float">
            <text:p>1.493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94" calcext:value-type="float">
            <text:p>1.49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95" calcext:value-type="float">
            <text:p>1.49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96" calcext:value-type="float">
            <text:p>1.496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97" calcext:value-type="float">
            <text:p>1.497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98" calcext:value-type="float">
            <text:p>1.498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99" calcext:value-type="float">
            <text:p>1.499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01" calcext:value-type="float">
            <text:p>1.5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02" calcext:value-type="float">
            <text:p>1.502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03" calcext:value-type="float">
            <text:p>1.5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04" calcext:value-type="float">
            <text:p>1.50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05" calcext:value-type="float">
            <text:p>1.50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06" calcext:value-type="float">
            <text:p>1.5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07" calcext:value-type="float">
            <text:p>1.5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08" calcext:value-type="float">
            <text:p>1.5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09" calcext:value-type="float">
            <text:p>1.5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1" calcext:value-type="float">
            <text:p>1.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11" calcext:value-type="float">
            <text:p>1.5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12" calcext:value-type="float">
            <text:p>1.5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13" calcext:value-type="float">
            <text:p>1.5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14" calcext:value-type="float">
            <text:p>1.5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15" calcext:value-type="float">
            <text:p>1.5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16" calcext:value-type="float">
            <text:p>1.5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17" calcext:value-type="float">
            <text:p>1.5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18" calcext:value-type="float">
            <text:p>1.5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19" calcext:value-type="float">
            <text:p>1.5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21" calcext:value-type="float">
            <text:p>1.5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22" calcext:value-type="float">
            <text:p>1.5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23" calcext:value-type="float">
            <text:p>1.5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24" calcext:value-type="float">
            <text:p>1.5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25" calcext:value-type="float">
            <text:p>1.5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26" calcext:value-type="float">
            <text:p>1.5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27" calcext:value-type="float">
            <text:p>1.5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28" calcext:value-type="float">
            <text:p>1.5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29" calcext:value-type="float">
            <text:p>1.5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31" calcext:value-type="float">
            <text:p>1.5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32" calcext:value-type="float">
            <text:p>1.5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33" calcext:value-type="float">
            <text:p>1.5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34" calcext:value-type="float">
            <text:p>1.5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35" calcext:value-type="float">
            <text:p>1.5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36" calcext:value-type="float">
            <text:p>1.5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37" calcext:value-type="float">
            <text:p>1.5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38" calcext:value-type="float">
            <text:p>1.5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39" calcext:value-type="float">
            <text:p>1.5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41" calcext:value-type="float">
            <text:p>1.5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42" calcext:value-type="float">
            <text:p>1.5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43" calcext:value-type="float">
            <text:p>1.5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44" calcext:value-type="float">
            <text:p>1.5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45" calcext:value-type="float">
            <text:p>1.5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46" calcext:value-type="float">
            <text:p>1.5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47" calcext:value-type="float">
            <text:p>1.5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48" calcext:value-type="float">
            <text:p>1.5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49" calcext:value-type="float">
            <text:p>1.5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51" calcext:value-type="float">
            <text:p>1.5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52" calcext:value-type="float">
            <text:p>1.5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53" calcext:value-type="float">
            <text:p>1.5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54" calcext:value-type="float">
            <text:p>1.5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55" calcext:value-type="float">
            <text:p>1.5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56" calcext:value-type="float">
            <text:p>1.5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57" calcext:value-type="float">
            <text:p>1.5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58" calcext:value-type="float">
            <text:p>1.5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59" calcext:value-type="float">
            <text:p>1.5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61" calcext:value-type="float">
            <text:p>1.5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62" calcext:value-type="float">
            <text:p>1.5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63" calcext:value-type="float">
            <text:p>1.5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64" calcext:value-type="float">
            <text:p>1.5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65" calcext:value-type="float">
            <text:p>1.5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66" calcext:value-type="float">
            <text:p>1.5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67" calcext:value-type="float">
            <text:p>1.56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568" calcext:value-type="float">
            <text:p>1.5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69" calcext:value-type="float">
            <text:p>1.5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7" calcext:value-type="float">
            <text:p>1.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71" calcext:value-type="float">
            <text:p>1.5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72" calcext:value-type="float">
            <text:p>1.5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73" calcext:value-type="float">
            <text:p>1.5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74" calcext:value-type="float">
            <text:p>1.5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75" calcext:value-type="float">
            <text:p>1.5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76" calcext:value-type="float">
            <text:p>1.5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77" calcext:value-type="float">
            <text:p>1.5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78" calcext:value-type="float">
            <text:p>1.5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79" calcext:value-type="float">
            <text:p>1.5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81" calcext:value-type="float">
            <text:p>1.581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82" calcext:value-type="float">
            <text:p>1.582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83" calcext:value-type="float">
            <text:p>1.583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84" calcext:value-type="float">
            <text:p>1.58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85" calcext:value-type="float">
            <text:p>1.58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86" calcext:value-type="float">
            <text:p>1.586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87" calcext:value-type="float">
            <text:p>1.587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88" calcext:value-type="float">
            <text:p>1.588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89" calcext:value-type="float">
            <text:p>1.589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1" calcext:value-type="float">
            <text:p>1.591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2" calcext:value-type="float">
            <text:p>1.592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3" calcext:value-type="float">
            <text:p>1.593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4" calcext:value-type="float">
            <text:p>1.59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5" calcext:value-type="float">
            <text:p>1.59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6" calcext:value-type="float">
            <text:p>1.5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597" calcext:value-type="float">
            <text:p>1.597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8" calcext:value-type="float">
            <text:p>1.598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9" calcext:value-type="float">
            <text:p>1.599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01" calcext:value-type="float">
            <text:p>1.601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02" calcext:value-type="float">
            <text:p>1.6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03" calcext:value-type="float">
            <text:p>1.6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04" calcext:value-type="float">
            <text:p>1.60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05" calcext:value-type="float">
            <text:p>1.60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06" calcext:value-type="float">
            <text:p>1.606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07" calcext:value-type="float">
            <text:p>1.607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08" calcext:value-type="float">
            <text:p>1.608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09" calcext:value-type="float">
            <text:p>1.609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11" calcext:value-type="float">
            <text:p>1.611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12" calcext:value-type="float">
            <text:p>1.612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13" calcext:value-type="float">
            <text:p>1.613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14" calcext:value-type="float">
            <text:p>1.61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15" calcext:value-type="float">
            <text:p>1.61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16" calcext:value-type="float">
            <text:p>1.616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17" calcext:value-type="float">
            <text:p>1.617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18" calcext:value-type="float">
            <text:p>1.618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19" calcext:value-type="float">
            <text:p>1.619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21" calcext:value-type="float">
            <text:p>1.621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22" calcext:value-type="float">
            <text:p>1.622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23" calcext:value-type="float">
            <text:p>1.623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24" calcext:value-type="float">
            <text:p>1.62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25" calcext:value-type="float">
            <text:p>1.62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26" calcext:value-type="float">
            <text:p>1.626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27" calcext:value-type="float">
            <text:p>1.627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28" calcext:value-type="float">
            <text:p>1.628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29" calcext:value-type="float">
            <text:p>1.629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3" calcext:value-type="float">
            <text:p>1.63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31" calcext:value-type="float">
            <text:p>1.631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32" calcext:value-type="float">
            <text:p>1.632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33" calcext:value-type="float">
            <text:p>1.633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34" calcext:value-type="float">
            <text:p>1.63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35" calcext:value-type="float">
            <text:p>1.63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36" calcext:value-type="float">
            <text:p>1.636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37" calcext:value-type="float">
            <text:p>1.637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38" calcext:value-type="float">
            <text:p>1.638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39" calcext:value-type="float">
            <text:p>1.6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41" calcext:value-type="float">
            <text:p>1.6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42" calcext:value-type="float">
            <text:p>1.6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43" calcext:value-type="float">
            <text:p>1.6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44" calcext:value-type="float">
            <text:p>1.6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45" calcext:value-type="float">
            <text:p>1.6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46" calcext:value-type="float">
            <text:p>1.6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47" calcext:value-type="float">
            <text:p>1.6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48" calcext:value-type="float">
            <text:p>1.6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49" calcext:value-type="float">
            <text:p>1.6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51" calcext:value-type="float">
            <text:p>1.6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52" calcext:value-type="float">
            <text:p>1.6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53" calcext:value-type="float">
            <text:p>1.6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54" calcext:value-type="float">
            <text:p>1.6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55" calcext:value-type="float">
            <text:p>1.6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56" calcext:value-type="float">
            <text:p>1.6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57" calcext:value-type="float">
            <text:p>1.6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58" calcext:value-type="float">
            <text:p>1.6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59" calcext:value-type="float">
            <text:p>1.6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61" calcext:value-type="float">
            <text:p>1.6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62" calcext:value-type="float">
            <text:p>1.6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63" calcext:value-type="float">
            <text:p>1.6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64" calcext:value-type="float">
            <text:p>1.6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65" calcext:value-type="float">
            <text:p>1.6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66" calcext:value-type="float">
            <text:p>1.6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67" calcext:value-type="float">
            <text:p>1.6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68" calcext:value-type="float">
            <text:p>1.6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69" calcext:value-type="float">
            <text:p>1.6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67" calcext:value-type="float">
            <text:p>1.67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71" calcext:value-type="float">
            <text:p>1.671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72" calcext:value-type="float">
            <text:p>1.672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73" calcext:value-type="float">
            <text:p>1.673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74" calcext:value-type="float">
            <text:p>1.67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75" calcext:value-type="float">
            <text:p>1.67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76" calcext:value-type="float">
            <text:p>1.676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77" calcext:value-type="float">
            <text:p>1.677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78" calcext:value-type="float">
            <text:p>1.678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79" calcext:value-type="float">
            <text:p>1.679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81" calcext:value-type="float">
            <text:p>1.681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82" calcext:value-type="float">
            <text:p>1.682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83" calcext:value-type="float">
            <text:p>1.683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84" calcext:value-type="float">
            <text:p>1.68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85" calcext:value-type="float">
            <text:p>1.68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86" calcext:value-type="float">
            <text:p>1.686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87" calcext:value-type="float">
            <text:p>1.687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88" calcext:value-type="float">
            <text:p>1.688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89" calcext:value-type="float">
            <text:p>1.689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9" calcext:value-type="float">
            <text:p>1.69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91" calcext:value-type="float">
            <text:p>1.691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92" calcext:value-type="float">
            <text:p>1.692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93" calcext:value-type="float">
            <text:p>1.693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94" calcext:value-type="float">
            <text:p>1.69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95" calcext:value-type="float">
            <text:p>1.6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96" calcext:value-type="float">
            <text:p>1.696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97" calcext:value-type="float">
            <text:p>1.697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98" calcext:value-type="float">
            <text:p>1.698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99" calcext:value-type="float">
            <text:p>1.699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01" calcext:value-type="float">
            <text:p>1.701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02" calcext:value-type="float">
            <text:p>1.702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03" calcext:value-type="float">
            <text:p>1.703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04" calcext:value-type="float">
            <text:p>1.70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05" calcext:value-type="float">
            <text:p>1.70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06" calcext:value-type="float">
            <text:p>1.706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07" calcext:value-type="float">
            <text:p>1.707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08" calcext:value-type="float">
            <text:p>1.708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09" calcext:value-type="float">
            <text:p>1.709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1" calcext:value-type="float">
            <text:p>1.71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11" calcext:value-type="float">
            <text:p>1.711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12" calcext:value-type="float">
            <text:p>1.712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13" calcext:value-type="float">
            <text:p>1.713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14" calcext:value-type="float">
            <text:p>1.71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15" calcext:value-type="float">
            <text:p>1.71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16" calcext:value-type="float">
            <text:p>1.716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17" calcext:value-type="float">
            <text:p>1.717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18" calcext:value-type="float">
            <text:p>1.718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19" calcext:value-type="float">
            <text:p>1.719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21" calcext:value-type="float">
            <text:p>1.721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22" calcext:value-type="float">
            <text:p>1.722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23" calcext:value-type="float">
            <text:p>1.723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24" calcext:value-type="float">
            <text:p>1.72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25" calcext:value-type="float">
            <text:p>1.72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26" calcext:value-type="float">
            <text:p>1.726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27" calcext:value-type="float">
            <text:p>1.727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28" calcext:value-type="float">
            <text:p>1.728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29" calcext:value-type="float">
            <text:p>1.729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3" calcext:value-type="float">
            <text:p>1.73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31" calcext:value-type="float">
            <text:p>1.731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32" calcext:value-type="float">
            <text:p>1.732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33" calcext:value-type="float">
            <text:p>1.7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34" calcext:value-type="float">
            <text:p>1.7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35" calcext:value-type="float">
            <text:p>1.73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36" calcext:value-type="float">
            <text:p>1.736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37" calcext:value-type="float">
            <text:p>1.7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38" calcext:value-type="float">
            <text:p>1.7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39" calcext:value-type="float">
            <text:p>1.7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41" calcext:value-type="float">
            <text:p>1.74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42" calcext:value-type="float">
            <text:p>1.742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43" calcext:value-type="float">
            <text:p>1.743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44" calcext:value-type="float">
            <text:p>1.7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45" calcext:value-type="float">
            <text:p>1.74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46" calcext:value-type="float">
            <text:p>1.746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47" calcext:value-type="float">
            <text:p>1.7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48" calcext:value-type="float">
            <text:p>1.7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49" calcext:value-type="float">
            <text:p>1.74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51" calcext:value-type="float">
            <text:p>1.7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52" calcext:value-type="float">
            <text:p>1.75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53" calcext:value-type="float">
            <text:p>1.7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54" calcext:value-type="float">
            <text:p>1.7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55" calcext:value-type="float">
            <text:p>1.7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56" calcext:value-type="float">
            <text:p>1.756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57" calcext:value-type="float">
            <text:p>1.7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58" calcext:value-type="float">
            <text:p>1.7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59" calcext:value-type="float">
            <text:p>1.7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61" calcext:value-type="float">
            <text:p>1.76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62" calcext:value-type="float">
            <text:p>1.7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63" calcext:value-type="float">
            <text:p>1.7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64" calcext:value-type="float">
            <text:p>1.7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65" calcext:value-type="float">
            <text:p>1.7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66" calcext:value-type="float">
            <text:p>1.7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67" calcext:value-type="float">
            <text:p>1.7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68" calcext:value-type="float">
            <text:p>1.7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69" calcext:value-type="float">
            <text:p>1.7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71" calcext:value-type="float">
            <text:p>1.77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72" calcext:value-type="float">
            <text:p>1.7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73" calcext:value-type="float">
            <text:p>1.7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74" calcext:value-type="float">
            <text:p>1.7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75" calcext:value-type="float">
            <text:p>1.7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76" calcext:value-type="float">
            <text:p>1.7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77" calcext:value-type="float">
            <text:p>1.7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78" calcext:value-type="float">
            <text:p>1.778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79" calcext:value-type="float">
            <text:p>1.7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8" calcext:value-type="float">
            <text:p>1.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81" calcext:value-type="float">
            <text:p>1.7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82" calcext:value-type="float">
            <text:p>1.7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83" calcext:value-type="float">
            <text:p>1.7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84" calcext:value-type="float">
            <text:p>1.7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85" calcext:value-type="float">
            <text:p>1.78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86" calcext:value-type="float">
            <text:p>1.7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87" calcext:value-type="float">
            <text:p>1.787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88" calcext:value-type="float">
            <text:p>1.7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89" calcext:value-type="float">
            <text:p>1.78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9" calcext:value-type="float">
            <text:p>1.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91" calcext:value-type="float">
            <text:p>1.79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92" calcext:value-type="float">
            <text:p>1.7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93" calcext:value-type="float">
            <text:p>1.7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94" calcext:value-type="float">
            <text:p>1.7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95" calcext:value-type="float">
            <text:p>1.79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96" calcext:value-type="float">
            <text:p>1.79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97" calcext:value-type="float">
            <text:p>1.7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98" calcext:value-type="float">
            <text:p>1.7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799" calcext:value-type="float">
            <text:p>1.79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01" calcext:value-type="float">
            <text:p>1.80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02" calcext:value-type="float">
            <text:p>1.80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03" calcext:value-type="float">
            <text:p>1.8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04" calcext:value-type="float">
            <text:p>1.80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05" calcext:value-type="float">
            <text:p>1.80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06" calcext:value-type="float">
            <text:p>1.80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07" calcext:value-type="float">
            <text:p>1.80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08" calcext:value-type="float">
            <text:p>1.80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09" calcext:value-type="float">
            <text:p>1.80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1" calcext:value-type="float">
            <text:p>1.8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11" calcext:value-type="float">
            <text:p>1.81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12" calcext:value-type="float">
            <text:p>1.81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13" calcext:value-type="float">
            <text:p>1.81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14" calcext:value-type="float">
            <text:p>1.81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15" calcext:value-type="float">
            <text:p>1.81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16" calcext:value-type="float">
            <text:p>1.81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17" calcext:value-type="float">
            <text:p>1.81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18" calcext:value-type="float">
            <text:p>1.81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19" calcext:value-type="float">
            <text:p>1.8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21" calcext:value-type="float">
            <text:p>1.8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22" calcext:value-type="float">
            <text:p>1.82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23" calcext:value-type="float">
            <text:p>1.82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24" calcext:value-type="float">
            <text:p>1.82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25" calcext:value-type="float">
            <text:p>1.82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26" calcext:value-type="float">
            <text:p>1.82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27" calcext:value-type="float">
            <text:p>1.82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28" calcext:value-type="float">
            <text:p>1.82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29" calcext:value-type="float">
            <text:p>1.82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831" calcext:value-type="float">
            <text:p>1.8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32" calcext:value-type="float">
            <text:p>1.83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33" calcext:value-type="float">
            <text:p>1.83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34" calcext:value-type="float">
            <text:p>1.83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35" calcext:value-type="float">
            <text:p>1.83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36" calcext:value-type="float">
            <text:p>1.8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37" calcext:value-type="float">
            <text:p>1.8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38" calcext:value-type="float">
            <text:p>1.83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39" calcext:value-type="float">
            <text:p>1.83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41" calcext:value-type="float">
            <text:p>1.841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42" calcext:value-type="float">
            <text:p>1.84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43" calcext:value-type="float">
            <text:p>1.84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44" calcext:value-type="float">
            <text:p>1.84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45" calcext:value-type="float">
            <text:p>1.84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46" calcext:value-type="float">
            <text:p>1.8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47" calcext:value-type="float">
            <text:p>1.84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48" calcext:value-type="float">
            <text:p>1.848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49" calcext:value-type="float">
            <text:p>1.849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51" calcext:value-type="float">
            <text:p>1.85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52" calcext:value-type="float">
            <text:p>1.852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547" calcext:value-type="float">
            <text:p>0.00000547</text:p>
          </table:table-cell>
        </table:table-row>
        <table:table-row table:style-name="ro1">
          <table:table-cell office:value-type="float" office:value="1.853" calcext:value-type="float">
            <text:p>1.85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54" calcext:value-type="float">
            <text:p>1.85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55" calcext:value-type="float">
            <text:p>1.85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56" calcext:value-type="float">
            <text:p>1.85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57" calcext:value-type="float">
            <text:p>1.85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58" calcext:value-type="float">
            <text:p>1.85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59" calcext:value-type="float">
            <text:p>1.85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61" calcext:value-type="float">
            <text:p>1.861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62" calcext:value-type="float">
            <text:p>1.8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63" calcext:value-type="float">
            <text:p>1.8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64" calcext:value-type="float">
            <text:p>1.86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65" calcext:value-type="float">
            <text:p>1.86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66" calcext:value-type="float">
            <text:p>1.86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67" calcext:value-type="float">
            <text:p>1.86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68" calcext:value-type="float">
            <text:p>1.868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69" calcext:value-type="float">
            <text:p>1.869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7" calcext:value-type="float">
            <text:p>1.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71" calcext:value-type="float">
            <text:p>1.871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72" calcext:value-type="float">
            <text:p>1.8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73" calcext:value-type="float">
            <text:p>1.873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74" calcext:value-type="float">
            <text:p>1.87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75" calcext:value-type="float">
            <text:p>1.87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76" calcext:value-type="float">
            <text:p>1.8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77" calcext:value-type="float">
            <text:p>1.8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78" calcext:value-type="float">
            <text:p>1.8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79" calcext:value-type="float">
            <text:p>1.8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81" calcext:value-type="float">
            <text:p>1.881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82" calcext:value-type="float">
            <text:p>1.88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83" calcext:value-type="float">
            <text:p>1.88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84" calcext:value-type="float">
            <text:p>1.88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85" calcext:value-type="float">
            <text:p>1.88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86" calcext:value-type="float">
            <text:p>1.886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87" calcext:value-type="float">
            <text:p>1.88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88" calcext:value-type="float">
            <text:p>1.888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89" calcext:value-type="float">
            <text:p>1.889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9" calcext:value-type="float">
            <text:p>1.89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91" calcext:value-type="float">
            <text:p>1.891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92" calcext:value-type="float">
            <text:p>1.892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93" calcext:value-type="float">
            <text:p>1.893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94" calcext:value-type="float">
            <text:p>1.89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895" calcext:value-type="float">
            <text:p>1.89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96" calcext:value-type="float">
            <text:p>1.896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97" calcext:value-type="float">
            <text:p>1.897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98" calcext:value-type="float">
            <text:p>1.898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99" calcext:value-type="float">
            <text:p>1.899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01" calcext:value-type="float">
            <text:p>1.901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02" calcext:value-type="float">
            <text:p>1.902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03" calcext:value-type="float">
            <text:p>1.90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04" calcext:value-type="float">
            <text:p>1.90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05" calcext:value-type="float">
            <text:p>1.90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06" calcext:value-type="float">
            <text:p>1.906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07" calcext:value-type="float">
            <text:p>1.907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08" calcext:value-type="float">
            <text:p>1.908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09" calcext:value-type="float">
            <text:p>1.909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1" calcext:value-type="float">
            <text:p>1.91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11" calcext:value-type="float">
            <text:p>1.911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12" calcext:value-type="float">
            <text:p>1.912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13" calcext:value-type="float">
            <text:p>1.913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14" calcext:value-type="float">
            <text:p>1.91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15" calcext:value-type="float">
            <text:p>1.91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16" calcext:value-type="float">
            <text:p>1.916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17" calcext:value-type="float">
            <text:p>1.917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18" calcext:value-type="float">
            <text:p>1.918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19" calcext:value-type="float">
            <text:p>1.91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21" calcext:value-type="float">
            <text:p>1.92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22" calcext:value-type="float">
            <text:p>1.922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23" calcext:value-type="float">
            <text:p>1.923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24" calcext:value-type="float">
            <text:p>1.92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25" calcext:value-type="float">
            <text:p>1.92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26" calcext:value-type="float">
            <text:p>1.926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27" calcext:value-type="float">
            <text:p>1.927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28" calcext:value-type="float">
            <text:p>1.928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29" calcext:value-type="float">
            <text:p>1.929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3" calcext:value-type="float">
            <text:p>1.9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31" calcext:value-type="float">
            <text:p>1.931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32" calcext:value-type="float">
            <text:p>1.932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33" calcext:value-type="float">
            <text:p>1.933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34" calcext:value-type="float">
            <text:p>1.93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35" calcext:value-type="float">
            <text:p>1.93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36" calcext:value-type="float">
            <text:p>1.93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37" calcext:value-type="float">
            <text:p>1.93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38" calcext:value-type="float">
            <text:p>1.938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39" calcext:value-type="float">
            <text:p>1.939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4" calcext:value-type="float">
            <text:p>1.9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41" calcext:value-type="float">
            <text:p>1.941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42" calcext:value-type="float">
            <text:p>1.942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43" calcext:value-type="float">
            <text:p>1.943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44" calcext:value-type="float">
            <text:p>1.94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45" calcext:value-type="float">
            <text:p>1.94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46" calcext:value-type="float">
            <text:p>1.946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47" calcext:value-type="float">
            <text:p>1.947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48" calcext:value-type="float">
            <text:p>1.94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49" calcext:value-type="float">
            <text:p>1.949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51" calcext:value-type="float">
            <text:p>1.951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52" calcext:value-type="float">
            <text:p>1.952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53" calcext:value-type="float">
            <text:p>1.953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54" calcext:value-type="float">
            <text:p>1.95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55" calcext:value-type="float">
            <text:p>1.95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56" calcext:value-type="float">
            <text:p>1.956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57" calcext:value-type="float">
            <text:p>1.957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58" calcext:value-type="float">
            <text:p>1.958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59" calcext:value-type="float">
            <text:p>1.959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61" calcext:value-type="float">
            <text:p>1.961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62" calcext:value-type="float">
            <text:p>1.96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63" calcext:value-type="float">
            <text:p>1.96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64" calcext:value-type="float">
            <text:p>1.964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65" calcext:value-type="float">
            <text:p>1.965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66" calcext:value-type="float">
            <text:p>1.966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67" calcext:value-type="float">
            <text:p>1.967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68" calcext:value-type="float">
            <text:p>1.96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69" calcext:value-type="float">
            <text:p>1.96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7" calcext:value-type="float">
            <text:p>1.9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71" calcext:value-type="float">
            <text:p>1.971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72" calcext:value-type="float">
            <text:p>1.972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73" calcext:value-type="float">
            <text:p>1.973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74" calcext:value-type="float">
            <text:p>1.974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75" calcext:value-type="float">
            <text:p>1.975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76" calcext:value-type="float">
            <text:p>1.97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77" calcext:value-type="float">
            <text:p>1.977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78" calcext:value-type="float">
            <text:p>1.97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79" calcext:value-type="float">
            <text:p>1.979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00274" calcext:value-type="float">
            <text:p>0.00000274</text:p>
          </table:table-cell>
        </table:table-row>
        <table:table-row table:style-name="ro1">
          <table:table-cell office:value-type="float" office:value="1.981" calcext:value-type="float">
            <text:p>1.981</text:p>
          </table:table-cell>
          <table:table-cell office:value-type="float" office:value="0.000536" calcext:value-type="float">
            <text:p>0.000536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GB" style:letter-kerning="true" style:font-family-asian="Arial" style:font-family-generic-asian="system" style:font-pitch-asian="variable" style:font-size-asian="12pt" style:language-asian="zh" style:country-asian="CN" style:font-family-complex="Verdan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1-16T21:20:34.794747930</dc:date>
    <meta:editing-duration>PT1H32M18S</meta:editing-duration>
    <meta:editing-cycles>1</meta:editing-cycles>
    <meta:document-statistic meta:table-count="1" meta:cell-count="7936" meta:object-count="1"/>
    <meta:generator>LibreOffice/7.2.5.2.0$Linux_X86_64 LibreOffice_project/2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-0.21" chart:maximum="0.0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minimum="-21" chart:maximum="4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1.841cm" svg:height="17.91cm" xlink:href=".." xlink:type="simple" chart:class="chart:line" chart:style-name="ch1">
        <chart:title svg:x="14.249cm" svg:y="0.494cm" chart:style-name="ch2">
          <text:p>Norte para cima</text:p>
        </chart:title>
        <chart:subtitle svg:x="14.553cm" svg:y="1.631cm" chart:style-name="ch3">
          <text:p>Altura: 12,6 cm</text:p>
        </chart:subtitle>
        <chart:legend chart:legend-position="end" svg:x="29.253cm" svg:y="8.407cm" style:legend-expansion="high" chart:style-name="ch4"/>
        <chart:plot-area chart:style-name="ch5" table:cell-range-address="l3_nup.A1035:l3_nup.C1222" chart:data-source-has-labels="both" svg:x="1.647cm" svg:y="2.672cm" svg:width="25.773cm" svg:height="13.899cm">
          <chart:coordinate-region svg:x="5.442cm" svg:y="2.871cm" svg:width="21.25cm" svg:height="13.501cm"/>
          <chart:axis chart:dimension="x" chart:name="primary-x" chart:style-name="ch6" chartooo:axis-type="auto">
            <chartooo:date-scale/>
            <chart:title svg:x="13.748cm" svg:y="16.929cm" chart:style-name="ch7">
              <text:p>Tempo (s)</text:p>
            </chart:title>
            <chart:categories table:cell-range-address="l3_nup.A1035:l3_nup.A1222"/>
          </chart:axis>
          <chart:axis chart:dimension="y" chart:name="primary-y" chart:style-name="ch8">
            <chart:title svg:x="0.451cm" svg:y="10.565cm" chart:style-name="ch9">
              <text:p>Corrente (A)</text:p>
            </chart:title>
            <chart:grid chart:style-name="ch10" chart:class="major"/>
          </chart:axis>
          <chart:axis chart:dimension="y" chart:name="secondary-y" chart:style-name="ch11">
            <chart:title svg:x="28.056cm" svg:y="10.472cm" chart:style-name="ch9">
              <text:p>Tensão (V)</text:p>
            </chart:title>
          </chart:axis>
          <chart:series chart:attached-axis="primary-y" chart:style-name="ch12" chart:values-cell-range-address="l3_nup.B1035:l3_nup.B1222" loext:label-string="corrente" chart:class="chart:line">
            <chart:data-point chart:repeated="188"/>
          </chart:series>
          <chart:series chart:attached-axis="secondary-y" chart:style-name="ch13" chart:values-cell-range-address="l3_nup.C1035:l3_nup.C1222" loext:label-string="tensão" chart:class="chart:line">
            <chart:data-point chart:repeated="18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nte</text:p>
              </table:table-cell>
              <table:table-cell office:value-type="string">
                <text:p>tensão</text:p>
              </table:table-cell>
            </table:table-row>
          </table:table-header-rows>
          <table:table-rows>
            <table:table-row>
              <table:table-cell office:value-type="float" office:value="1.032">
                <text:p>1.032</text:p>
                <draw:g>
                  <svg:desc>l3_nup.A1035:l3_nup.A1222</svg:desc>
                </draw:g>
              </table:table-cell>
              <table:table-cell office:value-type="float" office:value="0.000536">
                <text:p>0.000536</text:p>
                <draw:g>
                  <svg:desc>l3_nup.B1035:l3_nup.B1222</svg:desc>
                </draw:g>
              </table:table-cell>
              <table:table-cell office:value-type="float" office:value="-0.04">
                <text:p>-0.04</text:p>
                <draw:g>
                  <svg:desc>l3_nup.C1035:l3_nup.C1222</svg:desc>
                </draw:g>
              </table:table-cell>
            </table:table-row>
            <table:table-row>
              <table:table-cell office:value-type="float" office:value="1.033">
                <text:p>1.033</text:p>
              </table:table-cell>
              <table:table-cell office:value-type="float" office:value="0.000536">
                <text:p>0.000536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float" office:value="1.034">
                <text:p>1.034</text:p>
              </table:table-cell>
              <table:table-cell office:value-type="float" office:value="0.000536">
                <text:p>0.00053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float" office:value="1.035">
                <text:p>1.035</text:p>
              </table:table-cell>
              <table:table-cell office:value-type="float" office:value="0.000536">
                <text:p>0.00053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float" office:value="1.036">
                <text:p>1.036</text:p>
              </table:table-cell>
              <table:table-cell office:value-type="float" office:value="0.000536">
                <text:p>0.00053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float" office:value="1.037">
                <text:p>1.037</text:p>
              </table:table-cell>
              <table:table-cell office:value-type="float" office:value="0.000536">
                <text:p>0.00053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float" office:value="1.038">
                <text:p>1.038</text:p>
              </table:table-cell>
              <table:table-cell office:value-type="float" office:value="0.000536">
                <text:p>0.00053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float" office:value="1.039">
                <text:p>1.039</text:p>
              </table:table-cell>
              <table:table-cell office:value-type="float" office:value="0.000536">
                <text:p>0.00053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float" office:value="1.04">
                <text:p>1.04</text:p>
              </table:table-cell>
              <table:table-cell office:value-type="float" office:value="0.000536">
                <text:p>0.000536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float" office:value="1.041">
                <text:p>1.041</text:p>
              </table:table-cell>
              <table:table-cell office:value-type="float" office:value="0.000536">
                <text:p>0.000536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float" office:value="1.042">
                <text:p>1.042</text:p>
              </table:table-cell>
              <table:table-cell office:value-type="float" office:value="0.000536">
                <text:p>0.000536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float" office:value="1.043">
                <text:p>1.043</text:p>
              </table:table-cell>
              <table:table-cell office:value-type="float" office:value="0.000536">
                <text:p>0.000536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float" office:value="1.044">
                <text:p>1.044</text:p>
              </table:table-cell>
              <table:table-cell office:value-type="float" office:value="0.000536">
                <text:p>0.000536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float" office:value="1.045">
                <text:p>1.045</text:p>
              </table:table-cell>
              <table:table-cell office:value-type="float" office:value="0.000536">
                <text:p>0.000536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float" office:value="1.046">
                <text:p>1.046</text:p>
              </table:table-cell>
              <table:table-cell office:value-type="float" office:value="0.000536">
                <text:p>0.000536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float" office:value="1.047">
                <text:p>1.047</text:p>
              </table:table-cell>
              <table:table-cell office:value-type="float" office:value="0.000536">
                <text:p>0.000536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float" office:value="1.048">
                <text:p>1.048</text:p>
              </table:table-cell>
              <table:table-cell office:value-type="float" office:value="0.000536">
                <text:p>0.000536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float" office:value="1.049">
                <text:p>1.049</text:p>
              </table:table-cell>
              <table:table-cell office:value-type="float" office:value="0.000536">
                <text:p>0.000536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0.000536">
                <text:p>0.000536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float" office:value="1.051">
                <text:p>1.051</text:p>
              </table:table-cell>
              <table:table-cell office:value-type="float" office:value="0.000536">
                <text:p>0.000536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float" office:value="1.052">
                <text:p>1.052</text:p>
              </table:table-cell>
              <table:table-cell office:value-type="float" office:value="0.000536">
                <text:p>0.000536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float" office:value="1.053">
                <text:p>1.053</text:p>
              </table:table-cell>
              <table:table-cell office:value-type="float" office:value="0.000536">
                <text:p>0.00053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float" office:value="1.054">
                <text:p>1.054</text:p>
              </table:table-cell>
              <table:table-cell office:value-type="float" office:value="0.000536">
                <text:p>0.00053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float" office:value="1.055">
                <text:p>1.055</text:p>
              </table:table-cell>
              <table:table-cell office:value-type="float" office:value="0.000536">
                <text:p>0.000536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float" office:value="1.056">
                <text:p>1.056</text:p>
              </table:table-cell>
              <table:table-cell office:value-type="float" office:value="0.000536">
                <text:p>0.000536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float" office:value="1.057">
                <text:p>1.057</text:p>
              </table:table-cell>
              <table:table-cell office:value-type="float" office:value="0.000536">
                <text:p>0.000536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float" office:value="1.058">
                <text:p>1.058</text:p>
              </table:table-cell>
              <table:table-cell office:value-type="float" office:value="0.000536">
                <text:p>0.000536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float" office:value="1.059">
                <text:p>1.059</text:p>
              </table:table-cell>
              <table:table-cell office:value-type="float" office:value="0.000536">
                <text:p>0.000536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float" office:value="1.06">
                <text:p>1.06</text:p>
              </table:table-cell>
              <table:table-cell office:value-type="float" office:value="0.000536">
                <text:p>0.000536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float" office:value="1.061">
                <text:p>1.061</text:p>
              </table:table-cell>
              <table:table-cell office:value-type="float" office:value="0.000536">
                <text:p>0.000536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float" office:value="1.062">
                <text:p>1.062</text:p>
              </table:table-cell>
              <table:table-cell office:value-type="float" office:value="0.000536">
                <text:p>0.000536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float" office:value="1.063">
                <text:p>1.063</text:p>
              </table:table-cell>
              <table:table-cell office:value-type="float" office:value="0.000536">
                <text:p>0.000536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float" office:value="1.064">
                <text:p>1.064</text:p>
              </table:table-cell>
              <table:table-cell office:value-type="float" office:value="0.000536">
                <text:p>0.000536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float" office:value="1.065">
                <text:p>1.065</text:p>
              </table:table-cell>
              <table:table-cell office:value-type="float" office:value="0.000536">
                <text:p>0.000536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float" office:value="1.066">
                <text:p>1.066</text:p>
              </table:table-cell>
              <table:table-cell office:value-type="float" office:value="0.000536">
                <text:p>0.000536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float" office:value="1.067">
                <text:p>1.067</text:p>
              </table:table-cell>
              <table:table-cell office:value-type="float" office:value="0.000536">
                <text:p>0.000536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float" office:value="1.068">
                <text:p>1.068</text:p>
              </table:table-cell>
              <table:table-cell office:value-type="float" office:value="0.000536">
                <text:p>0.000536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float" office:value="1.069">
                <text:p>1.069</text:p>
              </table:table-cell>
              <table:table-cell office:value-type="float" office:value="0.000536">
                <text:p>0.000536</text:p>
              </table:table-cell>
              <table:table-cell office:value-type="float" office:value="-0.22">
                <text:p>-0.22</text:p>
              </table:table-cell>
            </table:table-row>
            <table:table-row>
              <table:table-cell office:value-type="float" office:value="1.07">
                <text:p>1.07</text:p>
              </table:table-cell>
              <table:table-cell office:value-type="float" office:value="0.000536">
                <text:p>0.000536</text:p>
              </table:table-cell>
              <table:table-cell office:value-type="float" office:value="-0.23">
                <text:p>-0.23</text:p>
              </table:table-cell>
            </table:table-row>
            <table:table-row>
              <table:table-cell office:value-type="float" office:value="1.071">
                <text:p>1.071</text:p>
              </table:table-cell>
              <table:table-cell office:value-type="float" office:value="0.000536">
                <text:p>0.00053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float" office:value="1.072">
                <text:p>1.072</text:p>
              </table:table-cell>
              <table:table-cell office:value-type="float" office:value="0.000536">
                <text:p>0.000536</text:p>
              </table:table-cell>
              <table:table-cell office:value-type="float" office:value="-0.27">
                <text:p>-0.27</text:p>
              </table:table-cell>
            </table:table-row>
            <table:table-row>
              <table:table-cell office:value-type="float" office:value="1.073">
                <text:p>1.073</text:p>
              </table:table-cell>
              <table:table-cell office:value-type="float" office:value="0.000536">
                <text:p>0.000536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float" office:value="1.074">
                <text:p>1.074</text:p>
              </table:table-cell>
              <table:table-cell office:value-type="float" office:value="0.000536">
                <text:p>0.000536</text:p>
              </table:table-cell>
              <table:table-cell office:value-type="float" office:value="-0.31">
                <text:p>-0.31</text:p>
              </table:table-cell>
            </table:table-row>
            <table:table-row>
              <table:table-cell office:value-type="float" office:value="1.075">
                <text:p>1.075</text:p>
              </table:table-cell>
              <table:table-cell office:value-type="float" office:value="0.000536">
                <text:p>0.000536</text:p>
              </table:table-cell>
              <table:table-cell office:value-type="float" office:value="-0.33">
                <text:p>-0.33</text:p>
              </table:table-cell>
            </table:table-row>
            <table:table-row>
              <table:table-cell office:value-type="float" office:value="1.076">
                <text:p>1.076</text:p>
              </table:table-cell>
              <table:table-cell office:value-type="float" office:value="0.000536">
                <text:p>0.000536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float" office:value="1.077">
                <text:p>1.077</text:p>
              </table:table-cell>
              <table:table-cell office:value-type="float" office:value="0.000536">
                <text:p>0.000536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float" office:value="1.078">
                <text:p>1.078</text:p>
              </table:table-cell>
              <table:table-cell office:value-type="float" office:value="0.000536">
                <text:p>0.000536</text:p>
              </table:table-cell>
              <table:table-cell office:value-type="float" office:value="-0.39">
                <text:p>-0.39</text:p>
              </table:table-cell>
            </table:table-row>
            <table:table-row>
              <table:table-cell office:value-type="float" office:value="1.079">
                <text:p>1.079</text:p>
              </table:table-cell>
              <table:table-cell office:value-type="float" office:value="0.000536">
                <text:p>0.000536</text:p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float" office:value="1.08">
                <text:p>1.08</text:p>
              </table:table-cell>
              <table:table-cell office:value-type="float" office:value="0.000536">
                <text:p>0.000536</text:p>
              </table:table-cell>
              <table:table-cell office:value-type="float" office:value="-0.45">
                <text:p>-0.45</text:p>
              </table:table-cell>
            </table:table-row>
            <table:table-row>
              <table:table-cell office:value-type="float" office:value="1.081">
                <text:p>1.081</text:p>
              </table:table-cell>
              <table:table-cell office:value-type="float" office:value="0.000536">
                <text:p>0.000536</text:p>
              </table:table-cell>
              <table:table-cell office:value-type="float" office:value="-0.49">
                <text:p>-0.49</text:p>
              </table:table-cell>
            </table:table-row>
            <table:table-row>
              <table:table-cell office:value-type="float" office:value="1.082">
                <text:p>1.082</text:p>
              </table:table-cell>
              <table:table-cell office:value-type="float" office:value="0.000536">
                <text:p>0.000536</text:p>
              </table:table-cell>
              <table:table-cell office:value-type="float" office:value="-0.53">
                <text:p>-0.53</text:p>
              </table:table-cell>
            </table:table-row>
            <table:table-row>
              <table:table-cell office:value-type="float" office:value="1.083">
                <text:p>1.083</text:p>
              </table:table-cell>
              <table:table-cell office:value-type="float" office:value="0.000536">
                <text:p>0.000536</text:p>
              </table:table-cell>
              <table:table-cell office:value-type="float" office:value="-0.56">
                <text:p>-0.56</text:p>
              </table:table-cell>
            </table:table-row>
            <table:table-row>
              <table:table-cell office:value-type="float" office:value="1.084">
                <text:p>1.084</text:p>
              </table:table-cell>
              <table:table-cell office:value-type="float" office:value="0.000536">
                <text:p>0.000536</text:p>
              </table:table-cell>
              <table:table-cell office:value-type="float" office:value="-0.61">
                <text:p>-0.61</text:p>
              </table:table-cell>
            </table:table-row>
            <table:table-row>
              <table:table-cell office:value-type="float" office:value="1.085">
                <text:p>1.085</text:p>
              </table:table-cell>
              <table:table-cell office:value-type="float" office:value="0.000536">
                <text:p>0.000536</text:p>
              </table:table-cell>
              <table:table-cell office:value-type="float" office:value="-0.66">
                <text:p>-0.66</text:p>
              </table:table-cell>
            </table:table-row>
            <table:table-row>
              <table:table-cell office:value-type="float" office:value="1.086">
                <text:p>1.086</text:p>
              </table:table-cell>
              <table:table-cell office:value-type="float" office:value="0.000536">
                <text:p>0.000536</text:p>
              </table:table-cell>
              <table:table-cell office:value-type="float" office:value="-0.72">
                <text:p>-0.72</text:p>
              </table:table-cell>
            </table:table-row>
            <table:table-row>
              <table:table-cell office:value-type="float" office:value="1.087">
                <text:p>1.087</text:p>
              </table:table-cell>
              <table:table-cell office:value-type="float" office:value="0.000536">
                <text:p>0.000536</text:p>
              </table:table-cell>
              <table:table-cell office:value-type="float" office:value="-0.78">
                <text:p>-0.78</text:p>
              </table:table-cell>
            </table:table-row>
            <table:table-row>
              <table:table-cell office:value-type="float" office:value="1.088">
                <text:p>1.088</text:p>
              </table:table-cell>
              <table:table-cell office:value-type="float" office:value="0.000536">
                <text:p>0.000536</text:p>
              </table:table-cell>
              <table:table-cell office:value-type="float" office:value="-0.84">
                <text:p>-0.84</text:p>
              </table:table-cell>
            </table:table-row>
            <table:table-row>
              <table:table-cell office:value-type="float" office:value="1.089">
                <text:p>1.089</text:p>
              </table:table-cell>
              <table:table-cell office:value-type="float" office:value="0.000536">
                <text:p>0.000536</text:p>
              </table:table-cell>
              <table:table-cell office:value-type="float" office:value="-0.92">
                <text:p>-0.92</text:p>
              </table:table-cell>
            </table:table-row>
            <table:table-row>
              <table:table-cell office:value-type="float" office:value="1.09">
                <text:p>1.09</text:p>
              </table:table-cell>
              <table:table-cell office:value-type="float" office:value="0.000536">
                <text:p>0.00053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.091">
                <text:p>1.091</text:p>
              </table:table-cell>
              <table:table-cell office:value-type="float" office:value="0.000536">
                <text:p>0.000536</text:p>
              </table:table-cell>
              <table:table-cell office:value-type="float" office:value="-1.09">
                <text:p>-1.09</text:p>
              </table:table-cell>
            </table:table-row>
            <table:table-row>
              <table:table-cell office:value-type="float" office:value="1.092">
                <text:p>1.092</text:p>
              </table:table-cell>
              <table:table-cell office:value-type="float" office:value="0.000536">
                <text:p>0.000536</text:p>
              </table:table-cell>
              <table:table-cell office:value-type="float" office:value="-1.19">
                <text:p>-1.19</text:p>
              </table:table-cell>
            </table:table-row>
            <table:table-row>
              <table:table-cell office:value-type="float" office:value="1.093">
                <text:p>1.093</text:p>
              </table:table-cell>
              <table:table-cell office:value-type="float" office:value="0.000536">
                <text:p>0.000536</text:p>
              </table:table-cell>
              <table:table-cell office:value-type="float" office:value="-1.3">
                <text:p>-1.3</text:p>
              </table:table-cell>
            </table:table-row>
            <table:table-row>
              <table:table-cell office:value-type="float" office:value="1.094">
                <text:p>1.094</text:p>
              </table:table-cell>
              <table:table-cell office:value-type="float" office:value="0.000536">
                <text:p>0.000536</text:p>
              </table:table-cell>
              <table:table-cell office:value-type="float" office:value="-1.42">
                <text:p>-1.42</text:p>
              </table:table-cell>
            </table:table-row>
            <table:table-row>
              <table:table-cell office:value-type="float" office:value="1.095">
                <text:p>1.095</text:p>
              </table:table-cell>
              <table:table-cell office:value-type="float" office:value="0.000536">
                <text:p>0.000536</text:p>
              </table:table-cell>
              <table:table-cell office:value-type="float" office:value="-1.56">
                <text:p>-1.56</text:p>
              </table:table-cell>
            </table:table-row>
            <table:table-row>
              <table:table-cell office:value-type="float" office:value="1.096">
                <text:p>1.096</text:p>
              </table:table-cell>
              <table:table-cell office:value-type="float" office:value="0.000536">
                <text:p>0.000536</text:p>
              </table:table-cell>
              <table:table-cell office:value-type="float" office:value="-1.72">
                <text:p>-1.72</text:p>
              </table:table-cell>
            </table:table-row>
            <table:table-row>
              <table:table-cell office:value-type="float" office:value="1.097">
                <text:p>1.097</text:p>
              </table:table-cell>
              <table:table-cell office:value-type="float" office:value="0.000536">
                <text:p>0.000536</text:p>
              </table:table-cell>
              <table:table-cell office:value-type="float" office:value="-1.89">
                <text:p>-1.89</text:p>
              </table:table-cell>
            </table:table-row>
            <table:table-row>
              <table:table-cell office:value-type="float" office:value="1.098">
                <text:p>1.098</text:p>
              </table:table-cell>
              <table:table-cell office:value-type="float" office:value="0.000536">
                <text:p>0.000536</text:p>
              </table:table-cell>
              <table:table-cell office:value-type="float" office:value="-2.08">
                <text:p>-2.08</text:p>
              </table:table-cell>
            </table:table-row>
            <table:table-row>
              <table:table-cell office:value-type="float" office:value="1.099">
                <text:p>1.099</text:p>
              </table:table-cell>
              <table:table-cell office:value-type="float" office:value="0.000536">
                <text:p>0.000536</text:p>
              </table:table-cell>
              <table:table-cell office:value-type="float" office:value="-2.29">
                <text:p>-2.29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0.000536">
                <text:p>0.000536</text:p>
              </table:table-cell>
              <table:table-cell office:value-type="float" office:value="-2.53">
                <text:p>-2.53</text:p>
              </table:table-cell>
            </table:table-row>
            <table:table-row>
              <table:table-cell office:value-type="float" office:value="1.101">
                <text:p>1.101</text:p>
              </table:table-cell>
              <table:table-cell office:value-type="float" office:value="0.000536">
                <text:p>0.000536</text:p>
              </table:table-cell>
              <table:table-cell office:value-type="float" office:value="-2.78">
                <text:p>-2.78</text:p>
              </table:table-cell>
            </table:table-row>
            <table:table-row>
              <table:table-cell office:value-type="float" office:value="1.102">
                <text:p>1.102</text:p>
              </table:table-cell>
              <table:table-cell office:value-type="float" office:value="0.000536">
                <text:p>0.000536</text:p>
              </table:table-cell>
              <table:table-cell office:value-type="float" office:value="-3.07">
                <text:p>-3.07</text:p>
              </table:table-cell>
            </table:table-row>
            <table:table-row>
              <table:table-cell office:value-type="float" office:value="1.103">
                <text:p>1.103</text:p>
              </table:table-cell>
              <table:table-cell office:value-type="float" office:value="0.000536">
                <text:p>0.000536</text:p>
              </table:table-cell>
              <table:table-cell office:value-type="float" office:value="-3.37">
                <text:p>-3.37</text:p>
              </table:table-cell>
            </table:table-row>
            <table:table-row>
              <table:table-cell office:value-type="float" office:value="1.104">
                <text:p>1.104</text:p>
              </table:table-cell>
              <table:table-cell office:value-type="float" office:value="0.000536">
                <text:p>0.000536</text:p>
              </table:table-cell>
              <table:table-cell office:value-type="float" office:value="-3.69">
                <text:p>-3.69</text:p>
              </table:table-cell>
            </table:table-row>
            <table:table-row>
              <table:table-cell office:value-type="float" office:value="1.105">
                <text:p>1.105</text:p>
              </table:table-cell>
              <table:table-cell office:value-type="float" office:value="0.000536">
                <text:p>0.000536</text:p>
              </table:table-cell>
              <table:table-cell office:value-type="float" office:value="-4.02">
                <text:p>-4.02</text:p>
              </table:table-cell>
            </table:table-row>
            <table:table-row>
              <table:table-cell office:value-type="float" office:value="1.106">
                <text:p>1.106</text:p>
              </table:table-cell>
              <table:table-cell office:value-type="float" office:value="0.000536">
                <text:p>0.000536</text:p>
              </table:table-cell>
              <table:table-cell office:value-type="float" office:value="-4.39">
                <text:p>-4.39</text:p>
              </table:table-cell>
            </table:table-row>
            <table:table-row>
              <table:table-cell office:value-type="float" office:value="1.107">
                <text:p>1.107</text:p>
              </table:table-cell>
              <table:table-cell office:value-type="float" office:value="0.000536">
                <text:p>0.000536</text:p>
              </table:table-cell>
              <table:table-cell office:value-type="float" office:value="-4.72">
                <text:p>-4.72</text:p>
              </table:table-cell>
            </table:table-row>
            <table:table-row>
              <table:table-cell office:value-type="float" office:value="1.108">
                <text:p>1.108</text:p>
              </table:table-cell>
              <table:table-cell office:value-type="float" office:value="0.000536">
                <text:p>0.000536</text:p>
              </table:table-cell>
              <table:table-cell office:value-type="float" office:value="-5.06">
                <text:p>-5.06</text:p>
              </table:table-cell>
            </table:table-row>
            <table:table-row>
              <table:table-cell office:value-type="float" office:value="1.109">
                <text:p>1.109</text:p>
              </table:table-cell>
              <table:table-cell office:value-type="float" office:value="0.000536">
                <text:p>0.000536</text:p>
              </table:table-cell>
              <table:table-cell office:value-type="float" office:value="-5.37">
                <text:p>-5.37</text:p>
              </table:table-cell>
            </table:table-row>
            <table:table-row>
              <table:table-cell office:value-type="float" office:value="1.11">
                <text:p>1.11</text:p>
              </table:table-cell>
              <table:table-cell office:value-type="float" office:value="0.000536">
                <text:p>0.000536</text:p>
              </table:table-cell>
              <table:table-cell office:value-type="float" office:value="-5.64">
                <text:p>-5.64</text:p>
              </table:table-cell>
            </table:table-row>
            <table:table-row>
              <table:table-cell office:value-type="float" office:value="1.111">
                <text:p>1.111</text:p>
              </table:table-cell>
              <table:table-cell office:value-type="float" office:value="0.000536">
                <text:p>0.000536</text:p>
              </table:table-cell>
              <table:table-cell office:value-type="float" office:value="-5.87">
                <text:p>-5.87</text:p>
              </table:table-cell>
            </table:table-row>
            <table:table-row>
              <table:table-cell office:value-type="float" office:value="1.112">
                <text:p>1.112</text:p>
              </table:table-cell>
              <table:table-cell office:value-type="float" office:value="0.000536">
                <text:p>0.000536</text:p>
              </table:table-cell>
              <table:table-cell office:value-type="float" office:value="-6.06">
                <text:p>-6.06</text:p>
              </table:table-cell>
            </table:table-row>
            <table:table-row>
              <table:table-cell office:value-type="float" office:value="1.113">
                <text:p>1.113</text:p>
              </table:table-cell>
              <table:table-cell office:value-type="float" office:value="0.000536">
                <text:p>0.000536</text:p>
              </table:table-cell>
              <table:table-cell office:value-type="float" office:value="-6.2">
                <text:p>-6.2</text:p>
              </table:table-cell>
            </table:table-row>
            <table:table-row>
              <table:table-cell office:value-type="float" office:value="1.114">
                <text:p>1.114</text:p>
              </table:table-cell>
              <table:table-cell office:value-type="float" office:value="0.000536">
                <text:p>0.000536</text:p>
              </table:table-cell>
              <table:table-cell office:value-type="float" office:value="-6.27">
                <text:p>-6.27</text:p>
              </table:table-cell>
            </table:table-row>
            <table:table-row>
              <table:table-cell office:value-type="float" office:value="1.115">
                <text:p>1.115</text:p>
              </table:table-cell>
              <table:table-cell office:value-type="float" office:value="0.000536">
                <text:p>0.000536</text:p>
              </table:table-cell>
              <table:table-cell office:value-type="float" office:value="-6.29">
                <text:p>-6.29</text:p>
              </table:table-cell>
            </table:table-row>
            <table:table-row>
              <table:table-cell office:value-type="float" office:value="1.116">
                <text:p>1.116</text:p>
              </table:table-cell>
              <table:table-cell office:value-type="float" office:value="0.000536">
                <text:p>0.000536</text:p>
              </table:table-cell>
              <table:table-cell office:value-type="float" office:value="-6.21">
                <text:p>-6.21</text:p>
              </table:table-cell>
            </table:table-row>
            <table:table-row>
              <table:table-cell office:value-type="float" office:value="1.117">
                <text:p>1.117</text:p>
              </table:table-cell>
              <table:table-cell office:value-type="float" office:value="0.000536">
                <text:p>0.000536</text:p>
              </table:table-cell>
              <table:table-cell office:value-type="float" office:value="-6.06">
                <text:p>-6.06</text:p>
              </table:table-cell>
            </table:table-row>
            <table:table-row>
              <table:table-cell office:value-type="float" office:value="1.118">
                <text:p>1.118</text:p>
              </table:table-cell>
              <table:table-cell office:value-type="float" office:value="0.000536">
                <text:p>0.000536</text:p>
              </table:table-cell>
              <table:table-cell office:value-type="float" office:value="-5.85">
                <text:p>-5.85</text:p>
              </table:table-cell>
            </table:table-row>
            <table:table-row>
              <table:table-cell office:value-type="float" office:value="1.119">
                <text:p>1.119</text:p>
              </table:table-cell>
              <table:table-cell office:value-type="float" office:value="0.000536">
                <text:p>0.000536</text:p>
              </table:table-cell>
              <table:table-cell office:value-type="float" office:value="-5.57">
                <text:p>-5.57</text:p>
              </table:table-cell>
            </table:table-row>
            <table:table-row>
              <table:table-cell office:value-type="float" office:value="1.12">
                <text:p>1.12</text:p>
              </table:table-cell>
              <table:table-cell office:value-type="float" office:value="0.000536">
                <text:p>0.000536</text:p>
              </table:table-cell>
              <table:table-cell office:value-type="float" office:value="-5.21">
                <text:p>-5.21</text:p>
              </table:table-cell>
            </table:table-row>
            <table:table-row>
              <table:table-cell office:value-type="float" office:value="1.121">
                <text:p>1.121</text:p>
              </table:table-cell>
              <table:table-cell office:value-type="float" office:value="0.000536">
                <text:p>0.000536</text:p>
              </table:table-cell>
              <table:table-cell office:value-type="float" office:value="-4.78">
                <text:p>-4.78</text:p>
              </table:table-cell>
            </table:table-row>
            <table:table-row>
              <table:table-cell office:value-type="float" office:value="1.122">
                <text:p>1.122</text:p>
              </table:table-cell>
              <table:table-cell office:value-type="float" office:value="0.000536">
                <text:p>0.000536</text:p>
              </table:table-cell>
              <table:table-cell office:value-type="float" office:value="-4.31">
                <text:p>-4.31</text:p>
              </table:table-cell>
            </table:table-row>
            <table:table-row>
              <table:table-cell office:value-type="float" office:value="1.123">
                <text:p>1.123</text:p>
              </table:table-cell>
              <table:table-cell office:value-type="float" office:value="0.000536">
                <text:p>0.000536</text:p>
              </table:table-cell>
              <table:table-cell office:value-type="float" office:value="-3.8">
                <text:p>-3.8</text:p>
              </table:table-cell>
            </table:table-row>
            <table:table-row>
              <table:table-cell office:value-type="float" office:value="1.124">
                <text:p>1.124</text:p>
              </table:table-cell>
              <table:table-cell office:value-type="float" office:value="0.000536">
                <text:p>0.000536</text:p>
              </table:table-cell>
              <table:table-cell office:value-type="float" office:value="-3.33">
                <text:p>-3.33</text:p>
              </table:table-cell>
            </table:table-row>
            <table:table-row>
              <table:table-cell office:value-type="float" office:value="1.125">
                <text:p>1.125</text:p>
              </table:table-cell>
              <table:table-cell office:value-type="float" office:value="0.000536">
                <text:p>0.000536</text:p>
              </table:table-cell>
              <table:table-cell office:value-type="float" office:value="-2.8">
                <text:p>-2.8</text:p>
              </table:table-cell>
            </table:table-row>
            <table:table-row>
              <table:table-cell office:value-type="float" office:value="1.126">
                <text:p>1.126</text:p>
              </table:table-cell>
              <table:table-cell office:value-type="float" office:value="0.000536">
                <text:p>0.000536</text:p>
              </table:table-cell>
              <table:table-cell office:value-type="float" office:value="-2.27">
                <text:p>-2.27</text:p>
              </table:table-cell>
            </table:table-row>
            <table:table-row>
              <table:table-cell office:value-type="float" office:value="1.127">
                <text:p>1.127</text:p>
              </table:table-cell>
              <table:table-cell office:value-type="float" office:value="0.000536">
                <text:p>0.000536</text:p>
              </table:table-cell>
              <table:table-cell office:value-type="float" office:value="-1.75">
                <text:p>-1.75</text:p>
              </table:table-cell>
            </table:table-row>
            <table:table-row>
              <table:table-cell office:value-type="float" office:value="1.128">
                <text:p>1.128</text:p>
              </table:table-cell>
              <table:table-cell office:value-type="float" office:value="0.000536">
                <text:p>0.000536</text:p>
              </table:table-cell>
              <table:table-cell office:value-type="float" office:value="-1.22">
                <text:p>-1.22</text:p>
              </table:table-cell>
            </table:table-row>
            <table:table-row>
              <table:table-cell office:value-type="float" office:value="1.129">
                <text:p>1.129</text:p>
              </table:table-cell>
              <table:table-cell office:value-type="float" office:value="0.000536">
                <text:p>0.000536</text:p>
              </table:table-cell>
              <table:table-cell office:value-type="float" office:value="-0.69">
                <text:p>-0.69</text:p>
              </table:table-cell>
            </table:table-row>
            <table:table-row>
              <table:table-cell office:value-type="float" office:value="1.13">
                <text:p>1.13</text:p>
              </table:table-cell>
              <table:table-cell office:value-type="float" office:value="0.000536">
                <text:p>0.000536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float" office:value="1.131">
                <text:p>1.131</text:p>
              </table:table-cell>
              <table:table-cell office:value-type="float" office:value="0.000536">
                <text:p>0.000536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1.132">
                <text:p>1.132</text:p>
              </table:table-cell>
              <table:table-cell office:value-type="float" office:value="0">
                <text:p>0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1.133">
                <text:p>1.133</text:p>
              </table:table-cell>
              <table:table-cell office:value-type="float" office:value="0.000536">
                <text:p>0.000536</text:p>
              </table:table-cell>
              <table:table-cell office:value-type="float" office:value="1.39">
                <text:p>1.39</text:p>
              </table:table-cell>
            </table:table-row>
            <table:table-row>
              <table:table-cell office:value-type="float" office:value="1.134">
                <text:p>1.134</text:p>
              </table:table-cell>
              <table:table-cell office:value-type="float" office:value="-0.000536">
                <text:p>-0.000536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float" office:value="1.135">
                <text:p>1.135</text:p>
              </table:table-cell>
              <table:table-cell office:value-type="float" office:value="-0.01">
                <text:p>-0.01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float" office:value="1.136">
                <text:p>1.136</text:p>
              </table:table-cell>
              <table:table-cell office:value-type="float" office:value="-0.01">
                <text:p>-0.01</text:p>
              </table:table-cell>
              <table:table-cell office:value-type="float" office:value="1.95">
                <text:p>1.95</text:p>
              </table:table-cell>
            </table:table-row>
            <table:table-row>
              <table:table-cell office:value-type="float" office:value="1.137">
                <text:p>1.137</text:p>
              </table:table-cell>
              <table:table-cell office:value-type="float" office:value="-0.03">
                <text:p>-0.03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float" office:value="1.138">
                <text:p>1.138</text:p>
              </table:table-cell>
              <table:table-cell office:value-type="float" office:value="-0.04">
                <text:p>-0.04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float" office:value="1.139">
                <text:p>1.139</text:p>
              </table:table-cell>
              <table:table-cell office:value-type="float" office:value="-0.05">
                <text:p>-0.05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float" office:value="1.14">
                <text:p>1.14</text:p>
              </table:table-cell>
              <table:table-cell office:value-type="float" office:value="-0.06">
                <text:p>-0.06</text:p>
              </table:table-cell>
              <table:table-cell office:value-type="float" office:value="2.09">
                <text:p>2.09</text:p>
              </table:table-cell>
            </table:table-row>
            <table:table-row>
              <table:table-cell office:value-type="float" office:value="1.141">
                <text:p>1.141</text:p>
              </table:table-cell>
              <table:table-cell office:value-type="float" office:value="-0.07">
                <text:p>-0.07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float" office:value="1.142">
                <text:p>1.142</text:p>
              </table:table-cell>
              <table:table-cell office:value-type="float" office:value="-0.08">
                <text:p>-0.08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float" office:value="1.143">
                <text:p>1.143</text:p>
              </table:table-cell>
              <table:table-cell office:value-type="float" office:value="-0.09">
                <text:p>-0.09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float" office:value="1.144">
                <text:p>1.144</text:p>
              </table:table-cell>
              <table:table-cell office:value-type="float" office:value="-0.1">
                <text:p>-0.1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float" office:value="1.145">
                <text:p>1.145</text:p>
              </table:table-cell>
              <table:table-cell office:value-type="float" office:value="-0.1">
                <text:p>-0.1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float" office:value="1.146">
                <text:p>1.146</text:p>
              </table:table-cell>
              <table:table-cell office:value-type="float" office:value="-0.1">
                <text:p>-0.1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float" office:value="1.147">
                <text:p>1.147</text:p>
              </table:table-cell>
              <table:table-cell office:value-type="float" office:value="-0.11">
                <text:p>-0.11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float" office:value="1.148">
                <text:p>1.148</text:p>
              </table:table-cell>
              <table:table-cell office:value-type="float" office:value="-0.1">
                <text:p>-0.1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float" office:value="1.149">
                <text:p>1.149</text:p>
              </table:table-cell>
              <table:table-cell office:value-type="float" office:value="-0.1">
                <text:p>-0.1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float" office:value="1.15">
                <text:p>1.15</text:p>
              </table:table-cell>
              <table:table-cell office:value-type="float" office:value="-0.1">
                <text:p>-0.1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float" office:value="1.151">
                <text:p>1.151</text:p>
              </table:table-cell>
              <table:table-cell office:value-type="float" office:value="-0.09">
                <text:p>-0.09</text:p>
              </table:table-cell>
              <table:table-cell office:value-type="float" office:value="2.14">
                <text:p>2.14</text:p>
              </table:table-cell>
            </table:table-row>
            <table:table-row>
              <table:table-cell office:value-type="float" office:value="1.152">
                <text:p>1.152</text:p>
              </table:table-cell>
              <table:table-cell office:value-type="float" office:value="-0.08">
                <text:p>-0.08</text:p>
              </table:table-cell>
              <table:table-cell office:value-type="float" office:value="2.12">
                <text:p>2.12</text:p>
              </table:table-cell>
            </table:table-row>
            <table:table-row>
              <table:table-cell office:value-type="float" office:value="1.153">
                <text:p>1.153</text:p>
              </table:table-cell>
              <table:table-cell office:value-type="float" office:value="-0.07">
                <text:p>-0.07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float" office:value="1.154">
                <text:p>1.154</text:p>
              </table:table-cell>
              <table:table-cell office:value-type="float" office:value="-0.06">
                <text:p>-0.06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float" office:value="1.155">
                <text:p>1.155</text:p>
              </table:table-cell>
              <table:table-cell office:value-type="float" office:value="-0.05">
                <text:p>-0.05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float" office:value="1.156">
                <text:p>1.156</text:p>
              </table:table-cell>
              <table:table-cell office:value-type="float" office:value="-0.04">
                <text:p>-0.04</text:p>
              </table:table-cell>
              <table:table-cell office:value-type="float" office:value="2.04">
                <text:p>2.04</text:p>
              </table:table-cell>
            </table:table-row>
            <table:table-row>
              <table:table-cell office:value-type="float" office:value="1.157">
                <text:p>1.157</text:p>
              </table:table-cell>
              <table:table-cell office:value-type="float" office:value="-0.04">
                <text:p>-0.04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float" office:value="1.158">
                <text:p>1.158</text:p>
              </table:table-cell>
              <table:table-cell office:value-type="float" office:value="-0.03">
                <text:p>-0.03</text:p>
              </table:table-cell>
              <table:table-cell office:value-type="float" office:value="1.99">
                <text:p>1.99</text:p>
              </table:table-cell>
            </table:table-row>
            <table:table-row>
              <table:table-cell office:value-type="float" office:value="1.159">
                <text:p>1.159</text:p>
              </table:table-cell>
              <table:table-cell office:value-type="float" office:value="-0.02">
                <text:p>-0.02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float" office:value="1.16">
                <text:p>1.16</text:p>
              </table:table-cell>
              <table:table-cell office:value-type="float" office:value="-0.01">
                <text:p>-0.01</text:p>
              </table:table-cell>
              <table:table-cell office:value-type="float" office:value="1.94">
                <text:p>1.94</text:p>
              </table:table-cell>
            </table:table-row>
            <table:table-row>
              <table:table-cell office:value-type="float" office:value="1.161">
                <text:p>1.161</text:p>
              </table:table-cell>
              <table:table-cell office:value-type="float" office:value="-0.01">
                <text:p>-0.01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1.162">
                <text:p>1.162</text:p>
              </table:table-cell>
              <table:table-cell office:value-type="float" office:value="0">
                <text:p>0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float" office:value="1.163">
                <text:p>1.163</text:p>
              </table:table-cell>
              <table:table-cell office:value-type="float" office:value="0">
                <text:p>0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float" office:value="1.164">
                <text:p>1.164</text:p>
              </table:table-cell>
              <table:table-cell office:value-type="float" office:value="0.000536">
                <text:p>0.000536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float" office:value="1.165">
                <text:p>1.165</text:p>
              </table:table-cell>
              <table:table-cell office:value-type="float" office:value="0.000536">
                <text:p>0.000536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1.166">
                <text:p>1.166</text:p>
              </table:table-cell>
              <table:table-cell office:value-type="float" office:value="0.000536">
                <text:p>0.00053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1.167">
                <text:p>1.167</text:p>
              </table:table-cell>
              <table:table-cell office:value-type="float" office:value="0.000536">
                <text:p>0.00053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1.168">
                <text:p>1.168</text:p>
              </table:table-cell>
              <table:table-cell office:value-type="float" office:value="0.000536">
                <text:p>0.000536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1.169">
                <text:p>1.169</text:p>
              </table:table-cell>
              <table:table-cell office:value-type="float" office:value="0.000536">
                <text:p>0.000536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1.17">
                <text:p>1.17</text:p>
              </table:table-cell>
              <table:table-cell office:value-type="float" office:value="0.000536">
                <text:p>0.000536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1.171">
                <text:p>1.171</text:p>
              </table:table-cell>
              <table:table-cell office:value-type="float" office:value="0.000536">
                <text:p>0.00053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1.172">
                <text:p>1.172</text:p>
              </table:table-cell>
              <table:table-cell office:value-type="float" office:value="0.000536">
                <text:p>0.000536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1.173">
                <text:p>1.173</text:p>
              </table:table-cell>
              <table:table-cell office:value-type="float" office:value="0.000536">
                <text:p>0.000536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1.174">
                <text:p>1.174</text:p>
              </table:table-cell>
              <table:table-cell office:value-type="float" office:value="0.000536">
                <text:p>0.000536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1.175">
                <text:p>1.175</text:p>
              </table:table-cell>
              <table:table-cell office:value-type="float" office:value="0.000536">
                <text:p>0.000536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1.176">
                <text:p>1.176</text:p>
              </table:table-cell>
              <table:table-cell office:value-type="float" office:value="0.000536">
                <text:p>0.000536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float" office:value="1.177">
                <text:p>1.177</text:p>
              </table:table-cell>
              <table:table-cell office:value-type="float" office:value="0.000536">
                <text:p>0.000536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float" office:value="1.178">
                <text:p>1.178</text:p>
              </table:table-cell>
              <table:table-cell office:value-type="float" office:value="0.000536">
                <text:p>0.000536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1.179">
                <text:p>1.179</text:p>
              </table:table-cell>
              <table:table-cell office:value-type="float" office:value="0.000536">
                <text:p>0.000536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1.18">
                <text:p>1.18</text:p>
              </table:table-cell>
              <table:table-cell office:value-type="float" office:value="0.000536">
                <text:p>0.00053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1.181">
                <text:p>1.181</text:p>
              </table:table-cell>
              <table:table-cell office:value-type="float" office:value="0.000536">
                <text:p>0.00053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float" office:value="1.182">
                <text:p>1.182</text:p>
              </table:table-cell>
              <table:table-cell office:value-type="float" office:value="0.000536">
                <text:p>0.000536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1.183">
                <text:p>1.183</text:p>
              </table:table-cell>
              <table:table-cell office:value-type="float" office:value="0.000536">
                <text:p>0.00053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1.184">
                <text:p>1.184</text:p>
              </table:table-cell>
              <table:table-cell office:value-type="float" office:value="0.000536">
                <text:p>0.000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185">
                <text:p>1.185</text:p>
              </table:table-cell>
              <table:table-cell office:value-type="float" office:value="0.000536">
                <text:p>0.000536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float" office:value="1.186">
                <text:p>1.186</text:p>
              </table:table-cell>
              <table:table-cell office:value-type="float" office:value="0.000536">
                <text:p>0.000536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float" office:value="1.187">
                <text:p>1.187</text:p>
              </table:table-cell>
              <table:table-cell office:value-type="float" office:value="0.000536">
                <text:p>0.000536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float" office:value="1.188">
                <text:p>1.188</text:p>
              </table:table-cell>
              <table:table-cell office:value-type="float" office:value="0.000536">
                <text:p>0.000536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float" office:value="1.189">
                <text:p>1.189</text:p>
              </table:table-cell>
              <table:table-cell office:value-type="float" office:value="0.000536">
                <text:p>0.000536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float" office:value="1.19">
                <text:p>1.19</text:p>
              </table:table-cell>
              <table:table-cell office:value-type="float" office:value="0.000536">
                <text:p>0.00053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float" office:value="1.191">
                <text:p>1.191</text:p>
              </table:table-cell>
              <table:table-cell office:value-type="float" office:value="0.000536">
                <text:p>0.000536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float" office:value="1.192">
                <text:p>1.192</text:p>
              </table:table-cell>
              <table:table-cell office:value-type="float" office:value="0.000536">
                <text:p>0.000536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float" office:value="1.193">
                <text:p>1.193</text:p>
              </table:table-cell>
              <table:table-cell office:value-type="float" office:value="0.000536">
                <text:p>0.000536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float" office:value="1.194">
                <text:p>1.194</text:p>
              </table:table-cell>
              <table:table-cell office:value-type="float" office:value="0.000536">
                <text:p>0.000536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float" office:value="1.195">
                <text:p>1.195</text:p>
              </table:table-cell>
              <table:table-cell office:value-type="float" office:value="0.000536">
                <text:p>0.000536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float" office:value="1.196">
                <text:p>1.196</text:p>
              </table:table-cell>
              <table:table-cell office:value-type="float" office:value="0.000536">
                <text:p>0.00053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float" office:value="1.197">
                <text:p>1.197</text:p>
              </table:table-cell>
              <table:table-cell office:value-type="float" office:value="0.000536">
                <text:p>0.00053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float" office:value="1.198">
                <text:p>1.198</text:p>
              </table:table-cell>
              <table:table-cell office:value-type="float" office:value="0.000536">
                <text:p>0.00053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float" office:value="1.199">
                <text:p>1.199</text:p>
              </table:table-cell>
              <table:table-cell office:value-type="float" office:value="0.000536">
                <text:p>0.000536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0.000536">
                <text:p>0.000536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float" office:value="1.201">
                <text:p>1.201</text:p>
              </table:table-cell>
              <table:table-cell office:value-type="float" office:value="0.000536">
                <text:p>0.000536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float" office:value="1.202">
                <text:p>1.202</text:p>
              </table:table-cell>
              <table:table-cell office:value-type="float" office:value="0.000536">
                <text:p>0.000536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float" office:value="1.203">
                <text:p>1.203</text:p>
              </table:table-cell>
              <table:table-cell office:value-type="float" office:value="0.000536">
                <text:p>0.000536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float" office:value="1.204">
                <text:p>1.204</text:p>
              </table:table-cell>
              <table:table-cell office:value-type="float" office:value="0.000536">
                <text:p>0.000536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float" office:value="1.205">
                <text:p>1.205</text:p>
              </table:table-cell>
              <table:table-cell office:value-type="float" office:value="0.000536">
                <text:p>0.000536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float" office:value="1.206">
                <text:p>1.206</text:p>
              </table:table-cell>
              <table:table-cell office:value-type="float" office:value="0.000536">
                <text:p>0.000536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float" office:value="1.207">
                <text:p>1.207</text:p>
              </table:table-cell>
              <table:table-cell office:value-type="float" office:value="0.000536">
                <text:p>0.000536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float" office:value="1.208">
                <text:p>1.208</text:p>
              </table:table-cell>
              <table:table-cell office:value-type="float" office:value="0.000536">
                <text:p>0.00053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1.209">
                <text:p>1.209</text:p>
              </table:table-cell>
              <table:table-cell office:value-type="float" office:value="0.000536">
                <text:p>0.00053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1.21">
                <text:p>1.21</text:p>
              </table:table-cell>
              <table:table-cell office:value-type="float" office:value="0.000536">
                <text:p>0.000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.211">
                <text:p>1.211</text:p>
              </table:table-cell>
              <table:table-cell office:value-type="float" office:value="0.000536">
                <text:p>0.000536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float" office:value="1.212">
                <text:p>1.212</text:p>
              </table:table-cell>
              <table:table-cell office:value-type="float" office:value="0.000536">
                <text:p>0.000536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float" office:value="1.213">
                <text:p>1.213</text:p>
              </table:table-cell>
              <table:table-cell office:value-type="float" office:value="0.000536">
                <text:p>0.000536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float" office:value="1.214">
                <text:p>1.214</text:p>
              </table:table-cell>
              <table:table-cell office:value-type="float" office:value="0.000536">
                <text:p>0.000536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float" office:value="1.215">
                <text:p>1.215</text:p>
              </table:table-cell>
              <table:table-cell office:value-type="float" office:value="0.000536">
                <text:p>0.000536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float" office:value="1.216">
                <text:p>1.216</text:p>
              </table:table-cell>
              <table:table-cell office:value-type="float" office:value="0.000536">
                <text:p>0.000536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float" office:value="1.217">
                <text:p>1.217</text:p>
              </table:table-cell>
              <table:table-cell office:value-type="float" office:value="0.000536">
                <text:p>0.000536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float" office:value="1.218">
                <text:p>1.218</text:p>
              </table:table-cell>
              <table:table-cell office:value-type="float" office:value="0.000536">
                <text:p>0.000536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float" office:value="1.219">
                <text:p>1.219</text:p>
              </table:table-cell>
              <table:table-cell office:value-type="float" office:value="0.000536">
                <text:p>0.000536</text:p>
              </table:table-cell>
              <table:table-cell office:value-type="float" office:value="-0.01">
                <text:p>-0.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